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38%" fo:text-align="center" style:justify-single-word="false"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break-before="auto" fo:break-after="auto"/>
      <style:text-properties fo:font-weight="bold" style:font-weight-asian="bold"/>
    </style:style>
    <style:style style:name="P5" style:family="paragraph" style:parent-style-name="Standard">
      <style:paragraph-properties fo:break-before="auto" fo:break-after="auto" fo:padding="0in" fo:border="none"/>
    </style:style>
    <style:style style:name="P6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7" style:family="paragraph" style:parent-style-name="Standard">
      <style:paragraph-properties fo:margin-left="0.5in" fo:margin-right="0in" fo:text-indent="0in" style:auto-text-indent="false" fo:break-before="auto" fo:break-after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Heading_20_1" style:list-style-name="WWNum1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Heading_20_1" style:list-style-name="WWNum1">
      <style:paragraph-properties fo:margin-left="0.5in" fo:margin-right="0in" fo:margin-top="0.278in" fo:margin-bottom="0in" loext:contextual-spacing="false" fo:text-indent="-0.25in" style:auto-text-indent="false" fo:break-before="auto" fo:break-after="auto"/>
    </style:style>
    <style:style style:name="P12" style:family="paragraph" style:parent-style-name="Heading_20_1" style:list-style-name="WWNum1">
      <style:paragraph-properties fo:margin-left="1in" fo:margin-right="0in" fo:margin-top="0in" fo:margin-bottom="0.0835in" loext:contextual-spacing="false" fo:text-indent="-0.25in" style:auto-text-indent="false" fo:break-before="auto" fo:break-after="auto"/>
    </style:style>
    <style:style style:name="P13" style:family="paragraph" style:parent-style-name="Heading_20_1" style:list-style-name="WWNum1">
      <style:paragraph-properties fo:margin-left="1in" fo:margin-right="0in" fo:text-indent="-0.25in" style:auto-text-indent="false" fo:break-before="auto" fo:break-after="auto"/>
    </style:style>
    <style:style style:name="P14" style:family="paragraph" style:parent-style-name="Heading_20_1">
      <style:paragraph-properties fo:margin-left="0in" fo:margin-right="0in" fo:text-indent="0in" style:auto-text-indent="false" fo:break-before="auto" fo:break-after="auto"/>
    </style:style>
    <style:style style:name="P15" style:family="paragraph" style:parent-style-name="Heading_20_1" style:list-style-name="WWNum1">
      <style:paragraph-properties fo:margin-left="1.5in" fo:margin-right="0in" fo:text-indent="-0.25in" style:auto-text-indent="false" fo:break-before="auto" fo:break-after="auto"/>
    </style:style>
    <style:style style:name="P16" style:family="paragraph" style:parent-style-name="Heading_20_4">
      <style:paragraph-properties fo:margin-top="0.1665in" fo:margin-bottom="0.028in" loext:contextual-spacing="false" fo:line-height="100%" fo:keep-together="auto" fo:break-before="auto" fo:break-after="auto" fo:keep-with-next="auto"/>
    </style:style>
    <style:style style:name="P17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fo:color="#980000" fo:font-weight="bold" style:font-weight-asian="bold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tyle="italic" style:text-underline-style="solid" style:text-underline-width="auto" style:text-underline-color="font-color" style:font-style-asian="italic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11pt" fo:font-weight="bold" style:font-size-asian="11pt" style:font-weight-asian="bold" style:font-size-complex="11pt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1yqytfzhkry5"/><text:span text:style-name="T1">Чек лист по установке и настройке Arch Linux Xfce</text:span></text:p>
      <text:p text:style-name="P2">#########################################################################<text:span text:style-name="T3">ЕСТЬ ВОПРОСЫ? </text:span></text:p>
      <text:p text:style-name="P2"><text:span text:style-name="T3">ВСТУПАЙ В ГРУППУ ПО ARCH LINUX </text:span></text:p>
      <text:p text:style-name="P2"><text:span text:style-name="T3">И ПОЛУЧИ БЕСПЛАТНУЮ ПОДДЕРЖКУ</text:span></text:p>
      <text:p text:style-name="P2"><text:a xlink:type="simple" xlink:href="https://vk.com/arch4u" text:style-name="ListLabel_20_10" text:visited-style-name="ListLabel_20_10"><text:span text:style-name="T4">https://vk.com/arch4u</text:span></text:a><text:span text:style-name="T3"> </text:span></text:p>
      <text:p text:style-name="P2"><text:span text:style-name="T3">Линукс Телеграм Чат </text:span><text:a xlink:type="simple" xlink:href="https://t.me/linux4at" text:style-name="ListLabel_20_10" text:visited-style-name="ListLabel_20_10"><text:span text:style-name="T4">https://t.me/linux4at</text:span></text:a><text:span text:style-name="T3"> </text:span></text:p>
      <text:p text:style-name="P2">#########################################################################Подпишись на Linux канал: <text:a xlink:type="simple" xlink:href="https://www.youtube.com/arch4u" text:style-name="ListLabel_20_11" text:visited-style-name="ListLabel_20_11"><text:span text:style-name="T5">https://www.youtube.com/arch4u</text:span></text:a> </text:p>
      <text:p text:style-name="P1"><text:span text:style-name="T3">Вы можете помочь и поддержать автора!</text:span></text:p>
      <text:p text:style-name="P1"><text:span text:style-name="T3">Яндекс деньги</text:span>: <text:a xlink:type="simple" xlink:href="https://yasobe.ru/na/linux4all" text:style-name="ListLabel_20_11" text:visited-style-name="ListLabel_20_11"><text:span text:style-name="T5">https://yasobe.ru/na/linux4all</text:span></text:a> </text:p>
      <text:p text:style-name="P1"><text:span text:style-name="T3">PayPal</text:span>: <text:a xlink:type="simple" xlink:href="https://www.paypal.me/ordanax" text:style-name="ListLabel_20_11" text:visited-style-name="ListLabel_20_11"><text:span text:style-name="T5">https://www.paypal.me/ordanax</text:span></text:a> </text:p>
      <text:p text:style-name="P1"><text:span text:style-name="T3">Яндекс</text:span> <text:span text:style-name="T3">кошелек</text:span>: 410011742905486</text:p>
      <text:p text:style-name="P1"><text:span text:style-name="T3">WebMoney</text:span>: R823965535328</text:p>
      <text:p text:style-name="P2">#########################################################################</text:p>
      <text:p text:style-name="P2"><text:span text:style-name="T7">ВАЖНО!</text:span></text:p>
      <text:p text:style-name="P2"><text:span text:style-name="T7">ВИДЕО БОЛЕЕ НЕ АКТУАЛЬНЫ! ЧЕКЛИСТ В АКТУАЛЬНОМ СОСТОЯНИИ С УЧЕТОМ ВСЕХ ПОСЛЕДНИХ ИЗМЕНЕНИЙ!</text:span></text:p>
      <text:p text:style-name="P2">#########################################################################</text:p>
      <text:p text:style-name="P1"><text:a xlink:type="simple" xlink:href="https://vk.cc/7S7LO5" text:style-name="ListLabel_20_11" text:visited-style-name="ListLabel_20_11"><text:span text:style-name="T5">https://vk.cc/7S7LO5</text:span></text:a> <text:s/>- Ручная установка Arch Linux</text:p>
      <text:p text:style-name="P1"><text:a xlink:type="simple" xlink:href="https://vk.cc/7S7LCV" text:style-name="ListLabel_20_11" text:visited-style-name="ListLabel_20_11"><text:span text:style-name="T5">https://vk.cc/7S7LCV</text:span></text:a> <text:s/>- Установка Arch Linux Xfce от А до Я июнь 2017</text:p>
      <text:p text:style-name="P1"><text:a xlink:type="simple" xlink:href="https://vk.cc/7S7LeJ" text:style-name="ListLabel_20_11" text:visited-style-name="ListLabel_20_11"><text:span text:style-name="T5">https://vk.cc/7S7LeJ</text:span></text:a> <text:s/>- Установка Arch Linux с удаленного компьютера </text:p>
      <text:p text:style-name="P1">Как подключиться по SSH смотрите здесь <text:a xlink:type="simple" xlink:href="https://vk.cc/78fmtH" text:style-name="ListLabel_20_11" text:visited-style-name="ListLabel_20_11"><text:span text:style-name="T5">https://vk.cc/78fmtH</text:span></text:a> </text:p>
      <text:p text:style-name="P1"><text:soft-page-break/><text:a xlink:type="simple" xlink:href="https://vk.cc/7S7KCf" text:style-name="ListLabel_20_11" text:visited-style-name="ListLabel_20_11"><text:span text:style-name="T5">https://vk.cc/7S7KCf</text:span></text:a> <text:s/>- XFCE. Настройка после установки (Arch Linux)</text:p>
      <text:p text:style-name="P2">#########################################################################Трудности? Вопросы? Пишите в группу по Arch Linux <text:a xlink:type="simple" xlink:href="https://vk.com/arch4u" text:style-name="ListLabel_20_11" text:visited-style-name="ListLabel_20_11"><text:span text:style-name="T5">https://vk.com/arch4u</text:span></text:a> или в телеграм чат <text:a xlink:type="simple" xlink:href="https://t.me/linux4at" text:style-name="ListLabel_20_11" text:visited-style-name="ListLabel_20_11"><text:span text:style-name="T5">https://t.me/linux4at</text:span></text:a> </text:p>
      <text:p text:style-name="P1"/>
      <text:p text:style-name="P1"/>
      <text:p text:style-name="P3">##############################################</text:p>
      <text:p text:style-name="P1"><text:span text:style-name="T3">Актуальность установки проверяйте на англоязычной Wiki </text:span><text:a xlink:type="simple" xlink:href="https://vk.cc/5NRgaB" text:style-name="ListLabel_20_10" text:visited-style-name="ListLabel_20_10"><text:span text:style-name="T4">https://vk.cc/5NRgaB</text:span></text:a></text:p>
      <text:p text:style-name="P1"><text:span text:style-name="T3">Дополнительные настройки и любые </text:span><text:span text:style-name="T7">изменения к чек листу буду вносить именно здесь и нигде в другом месте</text:span><text:span text:style-name="T3">!</text:span></text:p>
      <text:p text:style-name="P3">##############################################</text:p>
      <text:p text:style-name="P1">Если при установке Arch Linux у кого-то нет второго телефона или компа, то можно прям на этом же компе набрать команду<text:span text:style-name="T3"> less install.txt </text:span>и вы получите актуальную версию установки Arch Linux (Копию Arch Wiki на англ.)</text:p>
      <text:p text:style-name="P1">Окно можно не закрывать и открыть второй терминал сочетанием клавиш <text:span text:style-name="T3">Alt+F2</text:span> для установки Arch Linux и вернуться к Arch Wiki можно сочетанием клавиш <text:span text:style-name="T3">Alt+F1.</text:span></text:p>
      <text:p text:style-name="P2"/>
      <text:p text:style-name="P2">##############################################</text:p>
      <text:p text:style-name="P3"><text:span text:style-name="T3">Для удаленной установки по SSH</text:span></text:p>
      <text:p text:style-name="P1">Запускаем службу на компьютере на который ставим Arch Linux </text:p>
      <text:p text:style-name="P1"><text:span text:style-name="T3">systemctl start sshd.service</text:span></text:p>
      <text:p text:style-name="P1"/>
      <text:p text:style-name="P1">Узнаем IP компьютера, на который будем ставить Arch Linux </text:p>
      <text:p text:style-name="P1"><text:span text:style-name="T3">ip a</text:span></text:p>
      <text:p text:style-name="P1">На компе, на который будем производить установку подключаем wi-fi <text:a xlink:type="simple" xlink:href="https://docs.google.com/document/d/1IsTwkhYvYde9y3zTD1EscqockzdtdUYcItnAglYfZdU/edit#heading=h.l46257y8p7ek" text:style-name="ListLabel_20_11" text:visited-style-name="ListLabel_20_11"><text:span text:style-name="T5">https://docs.google.com/document/d/1IsTwkhYvYde9y3zTD1EscqockzdtdUYcItnAglYfZdU/edit#heading=h.l46257y8p7ek</text:span></text:a> </text:p>
      <text:p text:style-name="P1"/>
      <text:p text:style-name="P1">и устанавливаем пароль для root командой </text:p>
      <text:p text:style-name="P1"><text:soft-page-break/><text:span text:style-name="T3">passwd</text:span></text:p>
      <text:p text:style-name="P1">Заходим на комп по ssh командой </text:p>
      <text:p text:style-name="P1"><text:span text:style-name="T3">ssh root@000.000.0.000 </text:span></text:p>
      <text:p text:style-name="P1">вместо нулей подставляем ip компьютера</text:p>
      <text:p text:style-name="P4"/>
      <text:p text:style-name="P3"><text:tab/> <text:tab/> <text:tab/> <text:tab/></text:p>
      <text:p text:style-name="P2">##############################################</text:p>
      <text:p text:style-name="P3"/>
      <text:list xml:id="list2652364652" text:style-name="WWNum1">
        <text:list-item>
          <text:p text:style-name="P10"><text:bookmark text:name="_flkdad5khoqw"/><text:span text:style-name="T1">Загрузка</text:span></text:p>
        </text:list-item>
      </text:list>
      <text:p text:style-name="P1">#Скачиваем дистрибутив с офф сайта</text:p>
      <text:p text:style-name="P1"><text:a xlink:type="simple" xlink:href="https://www.archlinux.org/download/" text:style-name="ListLabel_20_11" text:visited-style-name="ListLabel_20_11"><text:span text:style-name="T5">https://www.archlinux.org/download/</text:span></text:a></text:p>
      <text:p text:style-name="P1"/>
      <text:p text:style-name="P1">#Проверяем целостность образа</text:p>
      <text:p text:style-name="P1">1) Открываем папку со скаченных архивом</text:p>
      <text:p text:style-name="P1">2) Жмем, правую кнопку мышки выбираем “Открыть в терминале”</text:p>
      <text:p text:style-name="P1">3) Вбиваем в терминале команду md5sum (+название файла)</text:p>
      <text:p text:style-name="P1"/>
      <text:p text:style-name="P1">Пример: <text:span text:style-name="T3">md5sum archlinux-2019.06.01-dual.iso</text:span></text:p>
      <text:p text:style-name="P1">Контрольная сумма <text:span text:style-name="T3">97537db63e61d20a5cb71d29145b2937</text:span> должна совпадать см. видео <text:a xlink:type="simple" xlink:href="https://vk.cc/7S7N3o" text:style-name="ListLabel_20_11" text:visited-style-name="ListLabel_20_11"><text:span text:style-name="T5">https://vk.cc/7S7N3o</text:span></text:a> </text:p>
      <text:p text:style-name="P1"/>
      <text:p text:style-name="P1">Актуальную контрольную сумму смотрите на оффициальном сайте <text:a xlink:type="simple" xlink:href="https://www.archlinux.org/download/" text:style-name="ListLabel_20_11" text:visited-style-name="ListLabel_20_11"><text:span text:style-name="T5">https://www.archlinux.org/download/</text:span></text:a> </text:p>
      <text:p text:style-name="P1"><text:soft-page-break/></text:p>
      <text:p text:style-name="P1">Для Windows можно воспользоваться вот этой программой для проверки суммы<text:a xlink:type="simple" xlink:href="https://vk.com/away.php?to=https%3A%2F%2Fvk.cc%2F5KhFff" text:style-name="ListLabel_20_12" text:visited-style-name="ListLabel_20_12"> </text:a><text:a xlink:type="simple" xlink:href="http://hashtab.ru" text:style-name="ListLabel_20_11" text:visited-style-name="ListLabel_20_11"><text:span text:style-name="T5">http://hashtab.ru</text:span></text:a> </text:p>
      <text:p text:style-name="P1"/>
      <text:p text:style-name="P1">#Запишем его на флешку</text:p>
      <text:p text:style-name="P1">sudo dd if=<text:span text:style-name="T3">X </text:span>of=/dev/sd<text:span text:style-name="T3">Y</text:span></text:p>
      <text:p text:style-name="P1">Где X - это название ISO файла, Y - буква диска</text:p>
      <text:p text:style-name="P1"/>
      <text:p text:style-name="P1">Пример: <text:span text:style-name="T3">sudo dd if=archlinux-2019.06.01-dual.iso of=/dev/sdb &amp;&amp; sync</text:span></text:p>
      <text:p text:style-name="P1"/>
      <text:p text:style-name="P1">В Winfows лучше записывать программой Rufus <text:a xlink:type="simple" xlink:href="https://rufus.ie" text:style-name="ListLabel_20_11" text:visited-style-name="ListLabel_20_11"><text:span text:style-name="T5">https://rufus.ie</text:span></text:a> </text:p>
      <text:p text:style-name="P1">Чтобы избежать ошибок при разметке диска, предварительно перезапишите его нулями, например программой Disks загрузившись с USB в любом дистрибутиве Linux</text:p>
      <text:p text:style-name="P1"/>
      <text:p text:style-name="P1">#Загружаемся с флешки</text:p>
      <text:p text:style-name="P4"/>
      <text:p text:style-name="P1"><text:span text:style-name="T3">ВАЖНО!</text:span></text:p>
      <text:p text:style-name="P1">Если вы ставите с UEFI и при загрузки получаете ошибку “security Boot Fail”, то нужно зайти в BIOS <text:s/>в разделе установить пароль в разделе Set Supervisor Password и в boot вкладке отключить security Boot см. <text:a xlink:type="simple" xlink:href="https://i.imgur.com/jFLlrm0.png" text:style-name="ListLabel_20_11" text:visited-style-name="ListLabel_20_11"><text:span text:style-name="T5">https://i.imgur.com/jFLlrm0.png</text:span></text:a> </text:p>
      <text:list xml:id="list195949919036598" text:continue-numbering="true" text:style-name="WWNum1">
        <text:list-item>
          <text:p text:style-name="P11"><text:bookmark text:name="_flkdad5khoqw1"/><text:span text:style-name="T1">Перед установкой</text:span></text:p>
          <text:list>
            <text:list-item>
              <text:p text:style-name="P12"><text:bookmark text:name="_e5l6ph8ntmn2"/><text:span text:style-name="T8">Установка раскладки клавиатуры</text:span></text:p>
            </text:list-item>
          </text:list>
        </text:list-item>
      </text:list>
      <text:p text:style-name="P1">#После загрузки настроим русский язык для удобства работы</text:p>
      <text:p text:style-name="P1"><text:span text:style-name="T3">loadkeys ru</text:span></text:p>
      <text:p text:style-name="P1">#Изменим консольный шрифт на тот, который поддерживает кириллицу</text:p>
      <text:p text:style-name="P1"><text:soft-page-break/><text:span text:style-name="T3">setfont cyr-sun16</text:span></text:p>
      <text:list xml:id="list195948498277103" text:continue-numbering="true" text:style-name="WWNum1">
        <text:list-item>
          <text:list>
            <text:list-item>
              <text:p text:style-name="P13"><text:bookmark text:name="_l46257y8p7ek"/><text:span text:style-name="T8">Соединение с Интернетом</text:span></text:p>
            </text:list-item>
          </text:list>
        </text:list-item>
      </text:list>
      <text:p text:style-name="P1">#Подключаем проводной интернет</text:p>
      <text:p text:style-name="P1"><text:span text:style-name="T3">dhcpcd</text:span></text:p>
      <text:p text:style-name="P1"/>
      <text:p text:style-name="P1">#Если не знаете название вашего устройства (<text:span text:style-name="T9">device</text:span>), то пишем:</text:p>
      <text:p text:style-name="P1"><text:span text:style-name="T3">ip link</text:span></text:p>
      <text:p text:style-name="P4"/>
      <text:p text:style-name="P1">#Подключение через Wi-fi</text:p>
      <text:p text:style-name="P1"><text:span text:style-name="T3">iwctl</text:span></text:p>
      <text:p text:style-name="P4"/>
      <text:p text:style-name="P1"><text:span text:style-name="T3">station </text:span><text:span text:style-name="T10">device</text:span><text:span text:style-name="T3"> connect </text:span><text:span text:style-name="T10">SSID</text:span></text:p>
      <text:p text:style-name="P1"/>
      <text:p text:style-name="P1">#Где <text:span text:style-name="T9">SSID = название вашей сети</text:span></text:p>
      <text:p text:style-name="P1">#Где <text:span text:style-name="T9">device</text:span> = wlp5s0 или wlan0 (у вас будет свое)</text:p>
      <text:p text:style-name="P1">После этого вам будет предложено ввести пароль</text:p>
      <text:p text:style-name="P1"/>
      <text:p text:style-name="P1">Подробнее <text:a xlink:type="simple" xlink:href="https://wiki.archlinux.org/index.php/Iwd#iwctl" text:style-name="ListLabel_20_11" text:visited-style-name="ListLabel_20_11"><text:span text:style-name="T5">https://wiki.archlinux.org/index.php/Iwd#iwctl</text:span></text:a> </text:p>
      <text:list xml:id="list195948693493051" text:continue-numbering="true" text:style-name="WWNum1">
        <text:list-item>
          <text:list>
            <text:list-item>
              <text:p text:style-name="P13"><text:bookmark text:name="_iyiarj33qefp"/><text:span text:style-name="T8">Синхронизация системных часов</text:span></text:p>
            </text:list-item>
          </text:list>
        </text:list-item>
      </text:list>
      <text:p text:style-name="P1"><text:span text:style-name="T3">timedatectl set-ntp true</text:span></text:p>
      <text:list xml:id="list195949953821616" text:continue-numbering="true" text:style-name="WWNum1">
        <text:list-item>
          <text:list>
            <text:list-item>
              <text:p text:style-name="P13"><text:bookmark text:name="_pmbvbgp9nkz"/><text:span text:style-name="T8">Создание разделов</text:span></text:p>
            </text:list-item>
          </text:list>
        </text:list-item>
      </text:list>
      <text:p text:style-name="P1"><text:soft-page-break/>#Смотрим какие диски есть</text:p>
      <text:p text:style-name="P1"><text:span text:style-name="T3">fdisk -l</text:span></text:p>
      <text:p text:style-name="P4"/>
      <text:p text:style-name="P1">#Разбиваем диски (для ручной разметки используем <text:span text:style-name="T3">fdisk</text:span>, для<text:span text:style-name="T3"> </text:span>псевдографической разбивки можно использовать команду <text:span text:style-name="T3">cfdisk</text:span>)</text:p>
      <text:p text:style-name="P4"/>
      <text:p text:style-name="P1"><text:span text:style-name="T3">fdisk /dev/sda</text:span></text:p>
      <text:p text:style-name="P4"/>
      <text:p text:style-name="P1">Можно вызвать подсказки нажатием на клавишу “m”</text:p>
      <text:p text:style-name="P1"/>
      <text:p text:style-name="P1">#Разделяем диски (подробно в видео)</text:p>
      <text:p text:style-name="P1">Видео, которые могут вам помочь <text:a xlink:type="simple" xlink:href="https://www.youtube.com/watch?v=PemucgRrdPk" text:style-name="ListLabel_20_11" text:visited-style-name="ListLabel_20_11"><text:span text:style-name="T5">https://www.youtube.com/watch?v=PemucgRrdPk</text:span></text:a> <text:s/>Ручная разметка дисков начинается на 5:14</text:p>
      <text:p text:style-name="P1">Если есть желание использовать файловую систему Btrfs, то стаим вот так <text:a xlink:type="simple" xlink:href="https://vk.com/@arch4u-ustanovka-arch-linux-na-btrfs" text:style-name="ListLabel_20_11" text:visited-style-name="ListLabel_20_11"><text:span text:style-name="T5">https://vk.com/@arch4u-ustanovka-arch-linux-na-btrfs</text:span></text:a> </text:p>
      <text:p text:style-name="P4"/>
      <text:p text:style-name="P9"><text:bookmark text:name="_etk0jf187hth"/><text:span text:style-name="T8">Создание разделов с BIOS</text:span></text:p>
      <text:p text:style-name="P1"># /boot 100M - <text:span text:style-name="T3">выставить флаг boot командой a</text:span></text:p>
      <text:p text:style-name="P1"># / 20G</text:p>
      <text:p text:style-name="P1"># swap 1024M</text:p>
      <text:p text:style-name="P1"># /home весь остаток</text:p>
      <text:p text:style-name="P1"/>
      <text:p text:style-name="P14"><text:bookmark text:name="_ws199gbguyop"/><text:span text:style-name="T8">Создание разделов с UEFI</text:span></text:p>
      <text:p text:style-name="P1"><text:span text:style-name="T3">cfdisk /dev/sda</text:span></text:p>
      <text:p text:style-name="P1"><text:soft-page-break/></text:p>
      <text:p text:style-name="P1"><text:span text:style-name="T3">/dev/sda1 - 500M EFI</text:span> - <text:span text:style-name="T3">выставить флаг EFI командой t</text:span></text:p>
      <text:p text:style-name="P1"><text:span text:style-name="T3">/dev/sda2</text:span> - 30G root Linux File System</text:p>
      <text:p text:style-name="P1"><text:span text:style-name="T3">/dev/sda3</text:span> - Весь остаток home Linux file System</text:p>
      <text:p text:style-name="P1"/>
      <text:p text:style-name="P1"/>
      <text:list xml:id="list195950220544446" text:continue-numbering="true" text:style-name="WWNum1">
        <text:list-item>
          <text:list>
            <text:list-item>
              <text:list>
                <text:list-item>
                  <text:p text:style-name="P15"><text:bookmark text:name="_5zeb28utf0pp"/><text:span text:style-name="T8">Процесс разбивки диска по шагам</text:span></text:p>
                </text:list-item>
              </text:list>
            </text:list-item>
          </text:list>
        </text:list-item>
      </text:list>
      <text:p text:style-name="P1">См. видео <text:a xlink:type="simple" xlink:href="https://vk.cc/7S7OMg" text:style-name="ListLabel_20_11" text:visited-style-name="ListLabel_20_11"><text:span text:style-name="T5">https://vk.cc/7S7OMg</text:span></text:a> </text:p>
      <text:p text:style-name="P1"/>
      <text:p text:style-name="P1">#Создаем MBR таблицу (Для UEFI - GPT командой <text:span text:style-name="T3">g</text:span>)</text:p>
      <text:p text:style-name="P1"><text:span text:style-name="T3">o</text:span></text:p>
      <text:p text:style-name="P4"/>
      <text:p text:style-name="P1">#<text:span text:style-name="T3"> </text:span>Создаем новый диск</text:p>
      <text:p text:style-name="P1"><text:span text:style-name="T3">n</text:span></text:p>
      <text:p text:style-name="P1">Жмем <text:span text:style-name="T3">enter</text:span></text:p>
      <text:p text:style-name="P1"/>
      <text:p text:style-name="P1"># Выбираем primary (основной) <text:s/>или extented (расширенный)</text:p>
      <text:p text:style-name="P1">По умолчанию стоит primary (основной) поэтому просто жмем <text:span text:style-name="T3">enter</text:span></text:p>
      <text:p text:style-name="P1"/>
      <text:p text:style-name="P1">#<text:span text:style-name="T3"> </text:span>Выбор номера диска, по умолчанию подставляется следующий номер</text:p>
      <text:p text:style-name="P1">Просто жмем <text:span text:style-name="T3">enter</text:span></text:p>
      <text:p text:style-name="P4"><text:soft-page-break/></text:p>
      <text:p text:style-name="P1"><text:span text:style-name="T3"># </text:span>Запрос на первый сектор диска</text:p>
      <text:p text:style-name="P1">Просто жмем <text:span text:style-name="T3">enter</text:span></text:p>
      <text:p text:style-name="P4"/>
      <text:p text:style-name="P1"><text:span text:style-name="T3"># </text:span>Запрос на последний сектор диска (Ставим + и объем памяти. Пример: +100M)</text:p>
      <text:p text:style-name="P1">+100M</text:p>
      <text:p text:style-name="P1"/>
      <text:p text:style-name="P1">Повторяем все шаги снова для всех нужных разделов диска</text:p>
      <text:p text:style-name="P1"/>
      <text:p text:style-name="P1"><text:span text:style-name="T3">(LEGACY) </text:span>Для /boot не забываем указать <text:span text:style-name="T3">a </text:span>и поставить <text:span text:style-name="T3">1</text:span> для установки его загрузочным </text:p>
      <text:p text:style-name="P4"/>
      <text:p text:style-name="P1"><text:span text:style-name="T3">(UEFI)</text:span> Для efi не забываем указать, что это efi раздел <text:span text:style-name="T3">t </text:span>и поставить <text:span text:style-name="T3">1 </text:span></text:p>
      <text:p text:style-name="P1"/>
      <text:p text:style-name="P1">Как все разметили не забываем все записать командой <text:span text:style-name="T3">w</text:span></text:p>
      <text:p text:style-name="P1"/>
      <text:p text:style-name="P1">В итоге можете проверить, что у вас получилось командой<text:span text:style-name="T3"> fdisk -l</text:span></text:p>
      <text:p text:style-name="P1">Должно получиться примерно так:</text:p>
      <text:p text:style-name="P1">Legacy разметка <text:s/><text:a xlink:type="simple" xlink:href="http://i.imgur.com/pgej0Nt.png" text:style-name="ListLabel_20_11" text:visited-style-name="ListLabel_20_11"><text:span text:style-name="T5">http://i.imgur.com/pgej0Nt.png</text:span></text:a> </text:p>
      <text:p text:style-name="P1">UEFI разметка <text:a xlink:type="simple" xlink:href="https://i.imgur.com/O7Yn0MK.png" text:style-name="ListLabel_20_11" text:visited-style-name="ListLabel_20_11"><text:span text:style-name="T5">https://i.imgur.com/O7Yn0MK.png</text:span></text:a> </text:p>
      <text:list xml:id="list195949377709432" text:continue-numbering="true" text:style-name="WWNum1">
        <text:list-item>
          <text:list>
            <text:list-item>
              <text:list>
                <text:list-item>
                  <text:p text:style-name="P15"><text:bookmark text:name="_sntjy54x8h6h"/><text:span text:style-name="T8">Форматирование и монтирование разделов</text:span></text:p>
                </text:list-item>
              </text:list>
            </text:list-item>
          </text:list>
        </text:list-item>
      </text:list>
      <text:p text:style-name="P9"><text:bookmark text:name="_4rv0uv9dfgh9"/><text:span text:style-name="T8">Разделы с BIOS</text:span></text:p>
      <text:p text:style-name="P1"><text:soft-page-break/><text:span text:style-name="T3">mkfs.ext2 <text:s/>/dev/sda1 -L boot</text:span></text:p>
      <text:p text:style-name="P1"><text:span text:style-name="T3">mkfs.ext4 <text:s/>/dev/sda2 -L root</text:span></text:p>
      <text:p text:style-name="P1"><text:span text:style-name="T3">mkswap /dev/sda3 -L swap</text:span></text:p>
      <text:p text:style-name="P1"><text:span text:style-name="T3">mkfs.ext4 <text:s/>/dev/sda4 -L home</text:span></text:p>
      <text:p text:style-name="P4"/>
      <text:p text:style-name="P1"><text:span text:style-name="T3">#</text:span>Монтируем /</text:p>
      <text:p text:style-name="P1"><text:span text:style-name="T3">mount /dev/sda2 /mnt</text:span></text:p>
      <text:p text:style-name="P4"/>
      <text:p text:style-name="P1"><text:span text:style-name="T3">#</text:span>Создаем директорию boot и home в mnt </text:p>
      <text:p text:style-name="P1"><text:span text:style-name="T3">mkdir /mnt/{boot,home}</text:span></text:p>
      <text:p text:style-name="P4"/>
      <text:p text:style-name="P1"><text:span text:style-name="T3">#</text:span>Монтируем boot</text:p>
      <text:p text:style-name="P1"><text:span text:style-name="T3">mount /dev/sda1 /mnt/boot</text:span></text:p>
      <text:p text:style-name="P4"/>
      <text:p text:style-name="P1"><text:span text:style-name="T3">#</text:span>Монтируем swap</text:p>
      <text:p text:style-name="P1"><text:span text:style-name="T3">swapon</text:span> <text:span text:style-name="T3">/dev/sda3</text:span></text:p>
      <text:p text:style-name="P4"/>
      <text:p text:style-name="P1"><text:span text:style-name="T3">#</text:span>Монтируем /home</text:p>
      <text:p text:style-name="P1"><text:span text:style-name="T3">mount /dev/sda4 /mnt/home</text:span></text:p>
      <text:p text:style-name="P9"><text:bookmark text:name="_itzuajptyn3"/><text:span text:style-name="T8">Разделы с UEFI</text:span></text:p>
      <text:p text:style-name="P1">#Форматирование дисков</text:p>
      <text:p text:style-name="P4"><text:soft-page-break/></text:p>
      <text:p text:style-name="P1"><text:span text:style-name="T3">mkfs.fat -F32 /dev/sda1</text:span></text:p>
      <text:p text:style-name="P1"><text:span text:style-name="T3">mkfs.ext4 <text:s/>/dev/sda2</text:span></text:p>
      <text:p text:style-name="P1"><text:span text:style-name="T3">mkfs.ext4 <text:s/>/dev/sda3</text:span></text:p>
      <text:p text:style-name="P4"/>
      <text:p text:style-name="P1">#Монтирование дисков</text:p>
      <text:p text:style-name="P4"/>
      <text:p text:style-name="P1"><text:span text:style-name="T3">mount /dev/sda2 /mnt</text:span></text:p>
      <text:p text:style-name="P1"><text:span text:style-name="T3">mkdir /mnt/home</text:span></text:p>
      <text:p text:style-name="P1"><text:span text:style-name="T3">mkdir -p /mnt/boot/efi</text:span></text:p>
      <text:p text:style-name="P1"><text:span text:style-name="T3">mount /dev/sda1 /mnt/boot/efi</text:span></text:p>
      <text:p text:style-name="P1"><text:span text:style-name="T3">mount /dev/sda3 /mnt/home</text:span></text:p>
      <text:p text:style-name="P1"/>
      <text:list xml:id="list195949256761940" text:continue-numbering="true" text:style-name="WWNum1">
        <text:list-item>
          <text:p text:style-name="P11"><text:bookmark text:name="_flkdad5khoqw2"/><text:span text:style-name="T1">Установка</text:span></text:p>
          <text:list>
            <text:list-item>
              <text:p text:style-name="P12"><text:bookmark text:name="_fn0oensie6bm"/><text:span text:style-name="T8">Выбор зеркал для загрузки</text:span></text:p>
            </text:list-item>
          </text:list>
        </text:list-item>
      </text:list>
      <text:p text:style-name="P1">#Для более быстрой загрузки пакетов настроим зеркала. Поставим российское зеркало Яндекса выше всех остальных</text:p>
      <text:p text:style-name="P1"/>
      <text:p text:style-name="P1"><text:span text:style-name="T3">nano /etc/pacman.d/mirrorlist</text:span></text:p>
      <text:p text:style-name="P4"/>
      <text:p text:style-name="P1">#Найдите строку с русским зеркалом (если вы из России) и переместите его в самый верх. Ctrl+K вырезать строку и Ctrl+U вставить. Зеркало может отличаться. Ставьте то, которое в вашем mirrorlist</text:p>
      <text:p text:style-name="P4"/>
      <text:p text:style-name="P1"><text:soft-page-break/><text:span text:style-name="T3">Server = http://mirrors.prok.pw/archlinux/$repo/os/$arch</text:span></text:p>
      <text:p text:style-name="P1">#Сохраняем Ctr+O (Enter)</text:p>
      <text:p text:style-name="P1">#Выходим Ctr+X</text:p>
      <text:p text:style-name="P1"/>
      <text:p text:style-name="P1">Альтернативный вариант - это поставить рефлектор, который проверит зеркала на актуальность и <text:s/>скорость и установит лучшие</text:p>
      <text:p text:style-name="P1"/>
      <text:p text:style-name="P1"><text:span text:style-name="T3">pacman -S reflector &amp;&amp; reflector --verbose <text:s/>-l 5 -p https --sort rate --save /etc/pacman.d/mirrorlist &amp;&amp; pacman -Syyu</text:span></text:p>
      <text:p text:style-name="P4"/>
      <text:list xml:id="list195948691083272" text:continue-numbering="true" text:style-name="WWNum1">
        <text:list-item>
          <text:list>
            <text:list-item>
              <text:p text:style-name="P13"><text:bookmark text:name="_4iifanwr6v6o"/><text:span text:style-name="T8">Установка основных пакетов</text:span></text:p>
            </text:list-item>
          </text:list>
        </text:list-item>
      </text:list>
      <text:p text:style-name="P1">#Устанавливаем базовую систему + необходимые пакеты</text:p>
      <text:p text:style-name="P1"><text:span text:style-name="T3">pacstrap /mnt base base-devel linux linux-firmware nano netctl dhcpcd</text:span></text:p>
      <text:list xml:id="list195949591203936" text:continue-numbering="true" text:style-name="WWNum1">
        <text:list-item>
          <text:list>
            <text:list-item>
              <text:p text:style-name="P13"><text:bookmark text:name="_dvfp8hl1c33s"/><text:span text:style-name="T8">Настройка системы</text:span></text:p>
            </text:list-item>
          </text:list>
        </text:list-item>
      </text:list>
      <text:p text:style-name="P16"><text:bookmark text:name="_l4asv85yq1lq"/><text:span text:style-name="T12">Генерируем fstab, для этого используем следующую команду</text:span></text:p>
      <text:p text:style-name="P1"><text:span text:style-name="T3">genfstab -pU /mnt &gt;&gt; /mnt/etc/fstab</text:span></text:p>
      <text:p text:style-name="P4"/>
      <text:p text:style-name="P1">#Перейдём в установленную систему</text:p>
      <text:p text:style-name="P1"><text:span text:style-name="T3">arch-chroot /mnt</text:span></text:p>
      <text:p text:style-name="P4"/>
      <text:p text:style-name="P1">#Прописываем имя компьютера. Вместо ArchLinux впишите свое название</text:p>
      <text:p text:style-name="P1"><text:span text:style-name="T3">echo "ArchLinux" &gt; /etc/hostname</text:span></text:p>
      <text:p text:style-name="P16"><text:bookmark text:name="_9e6gln1ygvh7"/><text:span text:style-name="T12">#Настроим часы (Для Москвы)</text:span></text:p>
      <text:p text:style-name="P1"><text:soft-page-break/><text:span text:style-name="T3">ln -sf /usr/share/zoneinfo/Europe/Moscow /etc/localtime</text:span></text:p>
      <text:p text:style-name="P16"><text:bookmark text:name="_w9xpnmyw4e1n"/><text:span text:style-name="T12">#Настроим часы (Для Екатеринбурга)</text:span></text:p>
      <text:p text:style-name="P1"><text:span text:style-name="T3">ln -sf /usr/share/zoneinfo/Asia/Yekaterinburg /etc/localtime</text:span></text:p>
      <text:p text:style-name="P4"/>
      <text:p text:style-name="P4"/>
      <text:list xml:id="list195948661041811" text:continue-numbering="true" text:style-name="WWNum1">
        <text:list-item>
          <text:list>
            <text:list-item>
              <text:p text:style-name="P13"><text:bookmark text:name="_2p5lgdw6ogo9"/><text:span text:style-name="T8">Добавляем русскую локаль системы</text:span></text:p>
            </text:list-item>
          </text:list>
        </text:list-item>
      </text:list>
      <text:p text:style-name="P1"/>
      <text:p text:style-name="P1">#Добавим русскую локаль в систему</text:p>
      <text:p text:style-name="P1"><text:span text:style-name="T3">echo -e "en_US.UTF-8 UTF-8\nru_RU.UTF-8 UTF-8" &gt;&gt; /etc/locale.gen</text:span></text:p>
      <text:p text:style-name="P16"><text:bookmark text:name="_p3i5noaheead"/><text:span text:style-name="T13"><text:s/></text:span><text:span text:style-name="T12">Обновим текущую локаль системы</text:span></text:p>
      <text:p text:style-name="P1"><text:span text:style-name="T3">locale-gen</text:span></text:p>
      <text:p text:style-name="P4"/>
      <text:p text:style-name="P1">#Указываем язык системы</text:p>
      <text:p text:style-name="P1"><text:span text:style-name="T3">echo 'LANG="ru_RU.UTF-8"' &gt; /etc/locale.conf</text:span></text:p>
      <text:p text:style-name="P1"/>
      <text:p text:style-name="P1">#Указываем keymap для console + прописываем шрифт</text:p>
      <text:p text:style-name="P1"><text:span text:style-name="T3">echo 'KEYMAP=ru' &gt;&gt; /etc/vconsole.conf</text:span></text:p>
      <text:p text:style-name="P1"><text:span text:style-name="T3">echo 'FONT=cyr-sun16' &gt;&gt; /etc/vconsole.conf</text:span></text:p>
      <text:p text:style-name="P4"/>
      <text:p text:style-name="P1">#Создадим загрузочный RAM диск</text:p>
      <text:p text:style-name="P1"><text:span text:style-name="T3">mkinitcpio -p linux</text:span></text:p>
      <text:p text:style-name="P16"><text:bookmark text:name="_78jny3chikh"/><text:soft-page-break/><text:span text:style-name="T12">#Изменим пароль root</text:span></text:p>
      <text:p text:style-name="P1"><text:span text:style-name="T3">passwd</text:span></text:p>
      <text:p text:style-name="P4"/>
      <text:list xml:id="list195949411690214" text:continue-numbering="true" text:style-name="WWNum1">
        <text:list-item>
          <text:list>
            <text:list-item>
              <text:p text:style-name="P13"><text:bookmark text:name="_2w0vcmz4udzj"/><text:span text:style-name="T8">Установка загрузчика</text:span></text:p>
            </text:list-item>
          </text:list>
        </text:list-item>
      </text:list>
      <text:p text:style-name="P1"/>
      <text:p text:style-name="P1">#Обновляем базы данных пакетов:</text:p>
      <text:p text:style-name="P1"><text:span text:style-name="T3">pacman -Syy</text:span></text:p>
      <text:p text:style-name="P4"/>
      <text:p text:style-name="P1"/>
      <text:p text:style-name="P1">#Устанавливаем загрузчик <text:s/>(для BIOS)</text:p>
      <text:p text:style-name="P1"><text:span text:style-name="T3">pacman -S grub</text:span></text:p>
      <text:p text:style-name="P1"><text:span text:style-name="T3">grub-install /dev/sda</text:span></text:p>
      <text:p text:style-name="P4"/>
      <text:p text:style-name="P1">#Устанавливаем загрузчик <text:s/>(для UEFI)</text:p>
      <text:p text:style-name="P1"><text:span text:style-name="T3">pacman -S grub efibootmgr</text:span></text:p>
      <text:p text:style-name="P1"><text:span text:style-name="T3">grub-install /dev/sda</text:span></text:p>
      <text:p text:style-name="P4"/>
      <text:p text:style-name="P4"/>
      <text:p text:style-name="P1">#Если в системе будут несколько ОС, то это также ставим</text:p>
      <text:p text:style-name="P1"><text:span text:style-name="T3">pacman -S os-prober mtools fuse</text:span></text:p>
      <text:p text:style-name="P16"><text:bookmark text:name="_uahmggtoc295"/><text:span text:style-name="T12">#Обновляем grub.cfg</text:span></text:p>
      <text:p text:style-name="P1"><text:soft-page-break/><text:span text:style-name="T3">grub-mkconfig -o /boot/grub/grub.cfg</text:span></text:p>
      <text:p text:style-name="P4"/>
      <text:p text:style-name="P1">#Ставим программу для Wi-fi</text:p>
      <text:p text:style-name="P1"><text:span text:style-name="T3">pacman -S dialog wpa_supplicant</text:span></text:p>
      <text:p text:style-name="P4"/>
      <text:p text:style-name="P4"/>
      <text:p text:style-name="P1">#Выходим </text:p>
      <text:p text:style-name="P1"><text:span text:style-name="T3">exit</text:span></text:p>
      <text:p text:style-name="P4"/>
      <text:p text:style-name="P1"/>
      <text:list xml:id="list195949010255898" text:continue-numbering="true" text:style-name="WWNum1">
        <text:list-item>
          <text:list>
            <text:list-item>
              <text:p text:style-name="P13"><text:bookmark text:name="_w4zumw2ocbkl"/><text:span text:style-name="T8">Перезагрузка</text:span></text:p>
            </text:list-item>
          </text:list>
        </text:list-item>
      </text:list>
      <text:p text:style-name="P6"><text:span text:style-name="T3">reboot</text:span></text:p>
      <text:p text:style-name="P7"/>
      <text:p text:style-name="P6"><text:span text:style-name="T1">После установки</text:span></text:p>
      <text:p text:style-name="P1">#Логинимся</text:p>
      <text:p text:style-name="P1">логин root</text:p>
      <text:p text:style-name="P1">пароль тот, что установили</text:p>
      <text:p text:style-name="P1"/>
      <text:p text:style-name="P1">#Подключаем wifi</text:p>
      <text:p text:style-name="P1"><text:span text:style-name="T3">wifi-menu</text:span></text:p>
      <text:p text:style-name="P4"/>
      <text:p text:style-name="P1"><text:soft-page-break/>#Или если у вас проводной интернет, то подключаем его</text:p>
      <text:p text:style-name="P1"><text:span text:style-name="T3">dhcpcd</text:span></text:p>
      <text:p text:style-name="P4"/>
      <text:p text:style-name="P4"/>
      <text:list xml:id="list195948858276216" text:continue-numbering="true" text:style-name="WWNum1">
        <text:list-item>
          <text:list>
            <text:list-item>
              <text:p text:style-name="P13"><text:bookmark text:name="_i9vk6tvpz02e"/><text:span text:style-name="T8">Добавляем пользователя</text:span></text:p>
            </text:list-item>
          </text:list>
        </text:list-item>
      </text:list>
      <text:p text:style-name="P16"><text:bookmark text:name="_98q0u9cr1m3"/><text:span text:style-name="T12">#Добавим нового пользователя. Вместо MYUSERNAME пишем имя пользователя без спец символов, только маленькие лат. буквы</text:span></text:p>
      <text:p text:style-name="P1"><text:span text:style-name="T3">useradd -m -g users -G wheel -s /bin/bash MYUSERNAME</text:span></text:p>
      <text:list xml:id="list195948547502298" text:continue-numbering="true" text:style-name="WWNum1">
        <text:list-item>
          <text:list>
            <text:list-item>
              <text:p text:style-name="P13"><text:bookmark text:name="_suyqiwc4i9t8"/><text:span text:style-name="T8">Устанавливаем пароль пользователя</text:span></text:p>
            </text:list-item>
          </text:list>
        </text:list-item>
      </text:list>
      <text:p text:style-name="P16"><text:bookmark text:name="_jbim7e4wkhdt"/><text:span text:style-name="T12">#Установим пароль для нового пользователя. Вместо MYUSERNAME пишем имя пользователя</text:span></text:p>
      <text:p text:style-name="P1"><text:span text:style-name="T3">passwd MYUSERNAME</text:span></text:p>
      <text:p text:style-name="P4"/>
      <text:list xml:id="list195949132050453" text:continue-numbering="true" text:style-name="WWNum1">
        <text:list-item>
          <text:list>
            <text:list-item>
              <text:p text:style-name="P13"><text:bookmark text:name="_hscfjqjii020"/><text:span text:style-name="T8">Устанавливаем SUDO</text:span></text:p>
            </text:list-item>
          </text:list>
        </text:list-item>
      </text:list>
      <text:p text:style-name="P1">#Заходим в файл sudoers</text:p>
      <text:p text:style-name="P1"><text:span text:style-name="T3">nano /etc/sudoers</text:span></text:p>
      <text:p text:style-name="P1"/>
      <text:p text:style-name="P1">#В файле /etc/sudoers находим строчку # %wheel ALL=(ALL) ALL и раскомментируем ее убрав символ #</text:p>
      <text:p text:style-name="P1"/>
      <text:p text:style-name="P1">Так было: </text:p>
      <text:p text:style-name="P1">## Uncomment to allow members of group wheel to execute any command</text:p>
      <text:p text:style-name="P1">#%wheel ALL=(ALL) ALL</text:p>
      <text:p text:style-name="P1"/>
      <text:p text:style-name="P1"><text:soft-page-break/>Так должно быть:</text:p>
      <text:p text:style-name="P1">## Uncomment to allow members of group wheel to execute any command</text:p>
      <text:p text:style-name="P1">%wheel ALL=(ALL) ALL</text:p>
      <text:p text:style-name="P1"/>
      <text:p text:style-name="P1">#Сохраняем Ctr+O (Enter)</text:p>
      <text:p text:style-name="P1">#Выходим Ctr+X</text:p>
      <text:p text:style-name="P1"/>
      <text:p text:style-name="P1">Теперь мы можем использовать sudo для выполнения команд администратора.</text:p>
      <text:p text:style-name="P4"/>
      <text:list xml:id="list195949886385894" text:continue-numbering="true" text:style-name="WWNum1">
        <text:list-item>
          <text:list>
            <text:list-item>
              <text:p text:style-name="P13"><text:bookmark text:name="_njyd3ltn3k6a"/><text:span text:style-name="T8">Настройка pacman</text:span></text:p>
            </text:list-item>
          </text:list>
        </text:list-item>
      </text:list>
      <text:p text:style-name="P1">#Настроим pacman (<text:span text:style-name="T9">только для x86_64</text:span>):</text:p>
      <text:p text:style-name="P1"><text:span text:style-name="T3">nano /etc/pacman.conf</text:span></text:p>
      <text:p text:style-name="P4"/>
      <text:p text:style-name="P1">#Для работы 32-битных приложений в 64-битной системе необходимо раскомментировать репозиторий multilib:</text:p>
      <text:p text:style-name="P1"><text:span text:style-name="T3">[multilib]</text:span></text:p>
      <text:p text:style-name="P1"><text:span text:style-name="T3">Include = /etc/pacman.d/mirrorlist</text:span></text:p>
      <text:p text:style-name="P1">#Сохраняем Ctr+O (Enter)</text:p>
      <text:p text:style-name="P1">#Выходим Ctr+X</text:p>
      <text:p text:style-name="P4"/>
      <text:p text:style-name="P1">#Обновляем базы данных пакетов:</text:p>
      <text:p text:style-name="P1"><text:span text:style-name="T3">pacman -Syy</text:span></text:p>
      <text:list xml:id="list195950030169438" text:continue-numbering="true" text:style-name="WWNum1">
        <text:list-item>
          <text:list>
            <text:list-item>
              <text:p text:style-name="P13"><text:bookmark text:name="_6xnxxqgzbmq4"/><text:soft-page-break/><text:span text:style-name="T8">Ставим иксы и драйвера</text:span></text:p>
            </text:list-item>
          </text:list>
        </text:list-item>
      </text:list>
      <text:p text:style-name="P1"/>
      <text:p text:style-name="P1">#Установим <text:s/>Х (Иксы) и свободные драйвера + читаем зависимости при необходимости ставим их тоже</text:p>
      <text:p text:style-name="P1"><text:span text:style-name="T3">pacman -S xorg-server xorg-drivers</text:span></text:p>
      <text:p text:style-name="P4"/>
      <text:list xml:id="list195949236412912" text:continue-numbering="true" text:style-name="WWNum1">
        <text:list-item>
          <text:list>
            <text:list-item>
              <text:p text:style-name="P13"><text:bookmark text:name="_dwb51nwq1lzd"/><text:span text:style-name="T8">Ставим Xfce, LXDM и сеть </text:span></text:p>
            </text:list-item>
          </text:list>
        </text:list-item>
      </text:list>
      <text:p text:style-name="P1">#Ставим Xfce + менеджер входа lxdm (или sddm)</text:p>
      <text:p text:style-name="P1"><text:span text:style-name="T3">pacman -S xfce4 xfce4-goodies lxdm</text:span></text:p>
      <text:p text:style-name="P4"/>
      <text:p text:style-name="P1">#Ставим шрифты, чтобы можно было читать, что написано. Иначе будут просто квадратики. </text:p>
      <text:p text:style-name="P1"><text:span text:style-name="T3">pacman -S ttf-liberation ttf-dejavu</text:span></text:p>
      <text:p text:style-name="P4"/>
      <text:p text:style-name="P1">Ставим менеджер сети</text:p>
      <text:p text:style-name="P1"><text:span text:style-name="T3">pacman -S networkmanager network-manager-applet ppp</text:span></text:p>
      <text:p text:style-name="P4"/>
      <text:p text:style-name="P1">#Подключаем автозагрузку менеджера входа и интернет (с соблюдением регистра для NetworkManager)</text:p>
      <text:p text:style-name="P1"><text:span text:style-name="T3">systemctl enable lxdm NetworkManager</text:span></text:p>
      <text:list xml:id="list195950462394670" text:continue-numbering="true" text:style-name="WWNum1">
        <text:list-item>
          <text:p text:style-name="P10"><text:bookmark text:name="_6s6fw1d8lbug"/><text:span text:style-name="T1">Перезагрузка</text:span></text:p>
        </text:list-item>
      </text:list>
      <text:p text:style-name="P1">#Выбираем Xfce <text:span text:style-name="T3">Session</text:span> или просто “<text:span text:style-name="T3">Сеанс</text:span>”!!!!! Это важно иначе не войдете!</text:p>
      <text:list xml:id="list195948601952184" text:continue-numbering="true" text:style-name="WWNum1">
        <text:list-item>
          <text:p text:style-name="P10"><text:bookmark text:name="_vnv9505bpzmg"/><text:span text:style-name="T1">Дополнительные настройки</text:span></text:p>
          <text:list>
            <text:list-item>
              <text:p text:style-name="P13"><text:bookmark text:name="_nfnvwe8va3s5"/><text:span text:style-name="T8">Проприетарные драйвера для видеокарт (Условный пункт)</text:span></text:p>
            </text:list-item>
          </text:list>
        </text:list-item>
      </text:list>
      <text:p text:style-name="P1"><text:soft-page-break/>Если все работает нормально, то можете этот пункт пропустить.</text:p>
      <text:p text:style-name="P1"/>
      <text:p text:style-name="P1">Установим драйвер для видеокарты:</text:p>
      <text:p text:style-name="P1"/>
      <text:p text:style-name="P1">Пакеты lib32-* нужно устанавливать только на x86_64 системы.</text:p>
      <text:p text:style-name="P1"/>
      <text:p text:style-name="P1"/>
      <text:p text:style-name="P1">Intel:</text:p>
      <text:p text:style-name="P1"><text:span text:style-name="T3">sudo pacman -S xf86-video-intel lib32-intel-dri</text:span></text:p>
      <text:p text:style-name="P1"/>
      <text:p text:style-name="P1">Nvidia:</text:p>
      <text:p text:style-name="P1"><text:span text:style-name="T3">sudo pacman -S nvidia <text:s/>nvidia-utils <text:s/>lib32-nvidia-utils</text:span></text:p>
      <text:p text:style-name="P1"/>
      <text:p text:style-name="P1">AMD:</text:p>
      <text:p text:style-name="P1"><text:span text:style-name="T3">sudo pacman -S xf86-video-ati lib32-ati-dri</text:span></text:p>
      <text:p text:style-name="P1">Если вы устанавливаете систему на виртуальную машину:</text:p>
      <text:p text:style-name="P1"><text:span text:style-name="T3">sudo pacman -S xf86-video-vesa</text:span></text:p>
      <text:list xml:id="list195949939412895" text:continue-numbering="true" text:style-name="WWNum1">
        <text:list-item>
          <text:list>
            <text:list-item>
              <text:p text:style-name="P13"><text:bookmark text:name="_5mh2rn3g8zgc"/><text:span text:style-name="T8">Подключаем Wi-Fi</text:span></text:p>
            </text:list-item>
          </text:list>
        </text:list-item>
      </text:list>
      <text:p text:style-name="P1">#Идем в <text:span text:style-name="T11">меню - настройки - сетевые соединения</text:span>. Сюда <text:a xlink:type="simple" xlink:href="http://i.imgur.com/9fIT56r.png" text:style-name="ListLabel_20_11" text:visited-style-name="ListLabel_20_11"><text:span text:style-name="T5">http://i.imgur.com/9fIT56r.png</text:span></text:a> </text:p>
      <text:p text:style-name="P1">Если Wi-fi нет, то жмем сюда <text:a xlink:type="simple" xlink:href="http://i.imgur.com/GUwknhy.png" text:style-name="ListLabel_20_11" text:visited-style-name="ListLabel_20_11"><text:span text:style-name="T5">http://i.imgur.com/GUwknhy.png</text:span></text:a> и добавляем Wi-fi</text:p>
      <text:p text:style-name="P1">Выбираем сеть, жмем изменить, вводим пароль</text:p>
      <text:list xml:id="list195949285750083" text:continue-numbering="true" text:style-name="WWNum1">
        <text:list-item>
          <text:list>
            <text:list-item>
              <text:p text:style-name="P13"><text:bookmark text:name="_my027yhth2ja"/><text:soft-page-break/><text:span text:style-name="T8">Установка AUR</text:span></text:p>
            </text:list-item>
          </text:list>
        </text:list-item>
      </text:list>
      <text:p text:style-name="P1"/>
      <text:p text:style-name="P1"># yaourt и aurman более не обновляются разработчиками поэтому рекомендую к использованию именно yay. (См. таблицу <text:a xlink:type="simple" xlink:href="https://vk.com/away.php?to=https%3A%2F%2Fvk.cc%2F88yr8q&amp;post=-129498031_23279&amp;cc_key=" text:style-name="ListLabel_20_11" text:visited-style-name="ListLabel_20_11"><text:span text:style-name="T5">https://vk.cc/88yr8q</text:span></text:a> и голосование <text:a xlink:type="simple" xlink:href="https://vk.cc/8YQdqI" text:style-name="ListLabel_20_11" text:visited-style-name="ListLabel_20_11"><text:span text:style-name="T5">https://vk.cc/8YQdqI</text:span></text:a> )</text:p>
      <text:p text:style-name="P4"/>
      <text:p text:style-name="P1"># Обновляем систему</text:p>
      <text:p text:style-name="P1"><text:span text:style-name="T3">sudo pacman -Syu</text:span></text:p>
      <text:p text:style-name="P1"/>
      <text:p text:style-name="P1"><text:span text:style-name="T3"># </text:span>Создаём yay_install директорию и переходим в неё</text:p>
      <text:p text:style-name="P1"><text:span text:style-name="T3">mkdir -p /tmp/yay_install</text:span></text:p>
      <text:p text:style-name="P1"><text:span text:style-name="T3">cd /tmp/yay_install</text:span></text:p>
      <text:p text:style-name="P1"/>
      <text:p text:style-name="P1"><text:span text:style-name="T3"># Установка "yay" из AUR</text:span></text:p>
      <text:p text:style-name="P1"><text:span text:style-name="T3">sudo pacman -S git</text:span></text:p>
      <text:p text:style-name="P1"><text:span text:style-name="T3">git clone https://aur.archlinux.org/yay.git</text:span></text:p>
      <text:p text:style-name="P1"><text:span text:style-name="T3">cd yay</text:span></text:p>
      <text:p text:style-name="P1"><text:span text:style-name="T3">makepkg -sir --needed --noconfirm --skippgpcheck</text:span></text:p>
      <text:p text:style-name="P1"><text:span text:style-name="T3">rm -rf yay_install</text:span></text:p>
      <text:p text:style-name="P1"/>
      <text:p text:style-name="P1">Если вы предпочитаете работать с графическим интерфейсом, а не с терминалом то как альтернативу yay можно использовать pamac (установщик пакетов из AUR c GUI)</text:p>
      <text:p text:style-name="P1"/>
      <text:p text:style-name="P1"># Обновляем систему</text:p>
      <text:p text:style-name="P1"><text:soft-page-break/><text:span text:style-name="T3">sudo pacman -Syu</text:span></text:p>
      <text:p text:style-name="P1"/>
      <text:p text:style-name="P1"># Создаём pamac-aur_install директорию и переходим в неё</text:p>
      <text:p text:style-name="P1"><text:span text:style-name="T3">mkdir -p /tmp/pamac-aur_install</text:span></text:p>
      <text:p text:style-name="P1"><text:span text:style-name="T3">cd /tmp/pamac-aur_install</text:span></text:p>
      <text:p text:style-name="P1"/>
      <text:p text:style-name="P1"># Установка "pamac-aur" из AUR</text:p>
      <text:p text:style-name="P1"><text:span text:style-name="T3">sudo pacman -S git</text:span></text:p>
      <text:p text:style-name="P1"><text:span text:style-name="T3">git clone https://aur.archlinux.org/pamac-aur.git</text:span></text:p>
      <text:p text:style-name="P1"><text:span text:style-name="T3">cd pamac-aur</text:span></text:p>
      <text:p text:style-name="P1"><text:span text:style-name="T3">makepkg -si --needed --noconfirm --skippgpcheck</text:span></text:p>
      <text:p text:style-name="P1"><text:span text:style-name="T3">rm -rf pamac-aur_install</text:span></text:p>
      <text:p text:style-name="P4"/>
      <text:p text:style-name="P4"/>
      <text:p text:style-name="P1"/>
      <text:list xml:id="list195949262342034" text:continue-numbering="true" text:style-name="WWNum1">
        <text:list-item>
          <text:list>
            <text:list-item>
              <text:p text:style-name="P13"><text:bookmark text:name="_422a8wkrmm6l"/><text:span text:style-name="T8">Установка программ</text:span></text:p>
            </text:list-item>
          </text:list>
        </text:list-item>
      </text:list>
      <text:p text:style-name="P1">#Установка пакетов, которые решают большинство проблем, с которыми вы можете столкнуться</text:p>
      <text:p text:style-name="P1"><text:span text:style-name="T3">sudo pacman -S f2fs-tools dosfstools ntfs-3g alsa-lib alsa-utils file-roller p7zip unrar gvfs aspell-ru pulseaudio </text:span></text:p>
      <text:p text:style-name="P1"/>
      <text:p text:style-name="P1">#Установка программ</text:p>
      <text:p text:style-name="P1"><text:span text:style-name="T3">sudo pacman -S firefox doublecmd-gtk2 filezilla gimp gnome-calculator libreoffice libreoffice-fresh-ru kdenlive screenfetch vlc ufw qbittorrent obs-studio veracrypt freemind flameshot</text:span></text:p>
      <text:p text:style-name="P1"><text:soft-page-break/></text:p>
      <text:p text:style-name="P1">Если нужно русифицировать firefox добавляем еще и <text:s/><text:span text:style-name="T3">firefox-i18n-ru </text:span></text:p>
      <text:p text:style-name="P1">Если русификация не вступила в силу, тогда сбросьте насройки FF <text:a xlink:type="simple" xlink:href="https://vk.cc/9n7uLx" text:style-name="ListLabel_20_11" text:visited-style-name="ListLabel_20_11"><text:span text:style-name="T5">https://vk.cc/9n7uLx</text:span></text:a> </text:p>
      <text:p text:style-name="P4"/>
      <text:p text:style-name="P1">#Установка AUR программ</text:p>
      <text:p text:style-name="P1"><text:span text:style-name="T3">yay -S sublime-text-dev cherrytree timeshift google-talkplugin hunspell-ru pamac-aur xflux xflux-gui-git osx-arc-shadow papirus-maia-icon-theme-git breeze-obsidian-cursor-theme xflux xflux-gui-git flameshot-git megasync</text:span></text:p>
      <text:p text:style-name="P4"/>
      <text:p text:style-name="P1">Рекомендуемые и используемые мной программы можете посмотреть здесь <text:a xlink:type="simple" xlink:href="https://vk.cc/5XjUqt" text:style-name="ListLabel_20_11" text:visited-style-name="ListLabel_20_11"><text:span text:style-name="T5">https://vk.cc/5XjUqt</text:span></text:a> .</text:p>
      <text:list xml:id="list195949400818414" text:continue-numbering="true" text:style-name="WWNum1">
        <text:list-item>
          <text:list>
            <text:list-item>
              <text:p text:style-name="P13"><text:bookmark text:name="_jpy38vc6y7hy"/><text:span text:style-name="T8">Установка тем</text:span></text:p>
            </text:list-item>
          </text:list>
        </text:list-item>
      </text:list>
      <text:p text:style-name="P1">Темы Gtk+ для Xfce</text:p>
      <text:p text:style-name="P1"><text:span text:style-name="T3">yay -S x-arc-shadow</text:span></text:p>
      <text:p text:style-name="P1">или</text:p>
      <text:p text:style-name="P1">yay -S vertex-themes</text:p>
      <text:p text:style-name="P1"/>
      <text:p text:style-name="P1">Темы иконок </text:p>
      <text:p text:style-name="P1"><text:span text:style-name="T3">papirus-maia-icon-theme-git</text:span></text:p>
      <text:p text:style-name="P1">Faenza <text:a xlink:type="simple" xlink:href="https://goo.gl/rE1rMi" text:style-name="ListLabel_20_11" text:visited-style-name="ListLabel_20_11"><text:span text:style-name="T5">https://goo.gl/rE1rMi</text:span></text:a> </text:p>
      <text:p text:style-name="P1">Paper Icons <text:a xlink:type="simple" xlink:href="https://www.xfce-look.org/p/1099618/" text:style-name="ListLabel_20_11" text:visited-style-name="ListLabel_20_11"><text:span text:style-name="T5">https://www.xfce-look.org/p/1099618/</text:span></text:a> </text:p>
      <text:p text:style-name="P1">Revival Icon Theme <text:a xlink:type="simple" xlink:href="https://www.xfce-look.org/p/1099769/" text:style-name="ListLabel_20_11" text:visited-style-name="ListLabel_20_11"><text:span text:style-name="T5">https://www.xfce-look.org/p/1099769/</text:span></text:a> </text:p>
      <text:p text:style-name="P1">Moka Icon Theme <text:a xlink:type="simple" xlink:href="https://www.xfce-look.org/p/1012513/" text:style-name="ListLabel_20_11" text:visited-style-name="ListLabel_20_11"><text:span text:style-name="T5">https://www.xfce-look.org/p/1012513/</text:span></text:a> </text:p>
      <text:p text:style-name="P1"/>
      <text:p text:style-name="P1"><text:soft-page-break/>Темы курсора </text:p>
      <text:p text:style-name="P1"><text:span text:style-name="T3">sudo pacman -S capitaine-cursors</text:span></text:p>
      <text:p text:style-name="P1"><text:span text:style-name="T3">yay -S xcursor-breeze-serie-obsidian</text:span></text:p>
      <text:p text:style-name="P1"><text:span text:style-name="T3">yay -S breeze-obsidian-cursor-theme</text:span></text:p>
      <text:p text:style-name="P4"/>
      <text:p text:style-name="P1">Oxygen Neon <text:a xlink:type="simple" xlink:href="http://vk.cc/5AcWC7" text:style-name="ListLabel_20_11" text:visited-style-name="ListLabel_20_11"><text:span text:style-name="T5">http://vk.cc/5AcWC7</text:span></text:a> </text:p>
      <text:p text:style-name="P1"/>
      <text:p text:style-name="P1"/>
      <text:p text:style-name="P1">Теперь можно менять тему для курсора в настройках. Для этого открываем «Меню» -&gt; «Настройки» -&gt; «Мышь и тачпад»</text:p>
      <text:p text:style-name="P1"/>
      <text:p text:style-name="P1">#Ставим тему на LXDM</text:p>
      <text:p text:style-name="P1"><text:span text:style-name="T3">yay -S lxdm-themes</text:span></text:p>
      <text:p text:style-name="P4"/>
      <text:p text:style-name="P1">#Меняем тему в настройках </text:p>
      <text:p text:style-name="P1"><text:span text:style-name="T3">sudo nano /etc/lxdm/lxdm.conf</text:span></text:p>
      <text:p text:style-name="P4"/>
      <text:p text:style-name="P1"/>
      <text:p text:style-name="P1"># Находим строку с <text:s/>theme=Industrial <text:s/>и заменяем на название нашей темы theme=ArchlinuxTop</text:p>
      <text:p text:style-name="P1"><text:span text:style-name="T3">ArchlinuxTop</text:span></text:p>
      <text:p text:style-name="P1"/>
      <text:p text:style-name="P1"/>
      <text:list xml:id="list195949068930910" text:continue-numbering="true" text:style-name="WWNum1">
        <text:list-item>
          <text:list>
            <text:list-item>
              <text:p text:style-name="P13"><text:bookmark text:name="_3at3ellag6ja"/><text:soft-page-break/><text:span text:style-name="T8">Настройки Xfce</text:span></text:p>
            </text:list-item>
          </text:list>
        </text:list-item>
      </text:list>
      <text:p text:style-name="P1">Смотрите видео по настройке Xfce <text:a xlink:type="simple" xlink:href="https://vk.cc/7qwQ8L" text:style-name="ListLabel_20_11" text:visited-style-name="ListLabel_20_11"><text:span text:style-name="T5">https://vk.cc/7qwQ8L</text:span></text:a> </text:p>
      <text:p text:style-name="P1">Настройка прозрачного терминала см. в видео <text:a xlink:type="simple" xlink:href="https://vk.cc/9afFih" text:style-name="ListLabel_20_11" text:visited-style-name="ListLabel_20_11"><text:span text:style-name="T5">https://vk.cc/9afFih</text:span></text:a> Время в видео 39:36</text:p>
      <text:p text:style-name="P1"/>
      <text:p text:style-name="P1">Настройки моих горячих клавиш по ссылке <text:a xlink:type="simple" xlink:href="https://github.com/ordanax/dots/blob/master/xfce4/xfconf/xfce-perchannel-xml/xfce4-keyboard-shortcuts.xml" text:style-name="ListLabel_20_11" text:visited-style-name="ListLabel_20_11"><text:span text:style-name="T5">https://github.com/ordanax/dots/blob/master/xfce4/xfconf/xfce-perchannel-xml/xfce4-keyboard-shortcuts.xml</text:span></text:a> </text:p>
      <text:p text:style-name="P1"/>
      <text:p text:style-name="P1">#Настраиваем горячие клавиши на запуск терминала</text:p>
      <text:p text:style-name="P1">#Перейдите в <text:span text:style-name="T9">Settings (Настройки) &gt; Keyboard (Клавиатура) &gt; Application Shortcuts</text:span> (Комбинации клавиш)</text:p>
      <text:p text:style-name="P1"><text:span text:style-name="T3">xfce4-terminal</text:span></text:p>
      <text:p text:style-name="P1">Клавиши Ctrl+Alt+T</text:p>
      <text:p text:style-name="P4"/>
      <text:p text:style-name="P1">#Настраиваем горячие клавиши на скриншот</text:p>
      <text:p text:style-name="P1">Назначьте команду </text:p>
      <text:p text:style-name="P1"><text:span text:style-name="T3">xfce4-screenshooter -f </text:span></text:p>
      <text:p text:style-name="P1">на клавишу Ctrl + Print Screen, которая будет делать скриншоты всего экрана.</text:p>
      <text:p text:style-name="P1"/>
      <text:p text:style-name="P1">На клавишу Print Screen</text:p>
      <text:p text:style-name="P1"><text:span text:style-name="T3">flameshot gui</text:span>, создание скриншота при помощи программы flameshot </text:p>
      <text:p text:style-name="P1"/>
      <text:p text:style-name="P1">#Настраиваем горячие клавиши на системный монитор</text:p>
      <text:p text:style-name="P1">Назначьте команду </text:p>
      <text:p text:style-name="P1"><text:soft-page-break/><text:span text:style-name="T3">xfce4-taskmanager</text:span></text:p>
      <text:p text:style-name="P1">на клавиши Ctrl+Alt+M</text:p>
      <text:p text:style-name="P1"/>
      <text:p text:style-name="P1">#Запуск проигрывателя VLC</text:p>
      <text:p text:style-name="P1">Ставим на клавиши Super+V</text:p>
      <text:p text:style-name="P1"><text:span text:style-name="T3">vlc</text:span></text:p>
      <text:p text:style-name="P1"/>
      <text:p text:style-name="P1">#Быстрое выключение компьютера клавишами</text:p>
      <text:p text:style-name="P1">Ставим на клавиши Super+S</text:p>
      <text:p text:style-name="P1"><text:span text:style-name="T3">shutdown -h now</text:span></text:p>
      <text:p text:style-name="P1"/>
      <text:p text:style-name="P1">#Если нужно установить время для Екатеринбурга</text:p>
      <text:p text:style-name="P1"><text:span text:style-name="T3">timedatectl set-timezone Asia/Yekaterinburg</text:span></text:p>
      <text:p text:style-name="P4"/>
      <text:p text:style-name="P1">#Настраиваем раскладку клавиатуры</text:p>
      <text:p text:style-name="P1"><text:span text:style-name="T3">Настройки - клавиатура - раскладка выбираем Shift+Alt</text:span></text:p>
      <text:p text:style-name="P4"/>
      <text:p text:style-name="P1">#Включить звук</text:p>
      <text:p text:style-name="P1"><text:span text:style-name="T3">sudo amixer sset Master unmut</text:span></text:p>
      <text:p text:style-name="P4"/>
      <text:p text:style-name="P1">#Включить обнаружение съемных устройств</text:p>
      <text:p text:style-name="P1"><text:soft-page-break/><text:span text:style-name="T3">Настройки - съемные устройства и носители данных</text:span></text:p>
      <text:p text:style-name="P1"/>
      <text:p text:style-name="P1"># Настраиваем временную зону</text:p>
      <text:p text:style-name="P1">ПКМ на времени - свойства - ставим вашу временную зону. Например <text:span text:style-name="T3">Asia/Yekaterinburg</text:span></text:p>
      <text:p text:style-name="P1"># Управление звуком на клавиатуре</text:p>
      <text:p text:style-name="P1"><text:a xlink:type="simple" xlink:href="https://wiki.archlinux.org/index.php/Xfce#Keyboard_volume_buttons" text:style-name="ListLabel_20_11" text:visited-style-name="ListLabel_20_11"><text:span text:style-name="T5">https://wiki.archlinux.org/index.php/Xfce#Keyboard_volume_buttons</text:span></text:a> </text:p>
      <text:p text:style-name="P1"/>
      <text:p text:style-name="P1">#Дополнительные настройки по Xfce</text:p>
      <text:p text:style-name="P1"><text:a xlink:type="simple" xlink:href="https://wiki.archlinux.org/index.php/Xfce_(%D0%A0%D1%83%D1%81%D1%81%D0%BA%D0%B8%D0%B9)" text:style-name="ListLabel_20_11" text:visited-style-name="ListLabel_20_11"><text:span text:style-name="T5">https://wiki.archlinux.org/index.php/Xfce_(Русский)</text:span></text:a> </text:p>
      <text:p text:style-name="P1"/>
      <text:p text:style-name="P1">#Установка директорий по умолчанию home, music, doсuments и т.д.</text:p>
      <text:p text:style-name="P1">Установите xdg-user-dirs,</text:p>
      <text:p text:style-name="P1"><text:span text:style-name="T3">sudo pacman -S xdg-user-dirs</text:span></text:p>
      <text:p text:style-name="P1"/>
      <text:p text:style-name="P1">а затем выполните:</text:p>
      <text:p text:style-name="P1"><text:span text:style-name="T3">$ xdg-user-dirs-update</text:span></text:p>
      <text:list xml:id="list195949794356072" text:continue-numbering="true" text:style-name="WWNum1">
        <text:list-item>
          <text:list>
            <text:list-item>
              <text:p text:style-name="P13"><text:bookmark text:name="_qkz1b6xavshb"/><text:span text:style-name="T8">Настройка тайлинга в Xfce</text:span></text:p>
            </text:list-item>
          </text:list>
        </text:list-item>
      </text:list>
      <text:p text:style-name="P1">Заходим в меню - диспетчер окон - клавиатура</text:p>
      <text:p text:style-name="P1">Находим “Разместить в левой/правой половине” и выбираете для этого действия например клавиши SUPER + Left/Rigth</text:p>
      <text:p text:style-name="P4"/>
      <text:list xml:id="list195949919078597" text:continue-numbering="true" text:style-name="WWNum1">
        <text:list-item>
          <text:list>
            <text:list-item>
              <text:p text:style-name="P13"><text:bookmark text:name="_u0f6fqczu6bo"/><text:span text:style-name="T8">Настройка сетевого экрана</text:span></text:p>
            </text:list-item>
          </text:list>
        </text:list-item>
      </text:list>
      <text:p text:style-name="P1"><text:soft-page-break/>Если UFW не установлен то устанавливаем его</text:p>
      <text:p text:style-name="P1"><text:span text:style-name="T3">sudo pacman -S ufw</text:span></text:p>
      <text:p text:style-name="P1"/>
      <text:p text:style-name="P1">Запускаем его:</text:p>
      <text:p text:style-name="P1"><text:span text:style-name="T3">sudo ufw enable</text:span></text:p>
      <text:p text:style-name="P4"/>
      <text:p text:style-name="P1">Добавляем в автозагрузку:</text:p>
      <text:p text:style-name="P1"><text:span text:style-name="T3">sudo systemctl enable ufw</text:span></text:p>
      <text:p text:style-name="P1"/>
      <text:p text:style-name="P1">Команда "ufw enable" включает UFW и устанавливает базовые правила. Вы можете проверить статус работы UFW следующей командой:</text:p>
      <text:p text:style-name="P1"><text:span text:style-name="T3">sudo ufw status verbose</text:span></text:p>
      <text:p text:style-name="P1"/>
      <text:p text:style-name="P1">В результате увидите подобное:</text:p>
      <text:p text:style-name="P1"/>
      <text:p text:style-name="P1">Status: active</text:p>
      <text:p text:style-name="P1">Logging: on (low)</text:p>
      <text:p text:style-name="P1">Default: deny (incoming), allow (outgoing), disabled (routed)</text:p>
      <text:p text:style-name="P1">New profiles: skip</text:p>
      <text:p text:style-name="P1"/>
      <text:p text:style-name="P1">Если нужно выключить, то используйте команду:</text:p>
      <text:p text:style-name="P1"><text:span text:style-name="T3">sudo ufw disable</text:span></text:p>
      <text:p text:style-name="P4"><text:soft-page-break/></text:p>
      <text:p text:style-name="P1">Добавить локальную сеть в исключения (если нужно)</text:p>
      <text:p text:style-name="P1">Пропишите ip вашей сети, вместо цифр в примере. Узнать ip сети можно командой <text:span text:style-name="T3">ip a</text:span></text:p>
      <text:p text:style-name="P1"><text:span text:style-name="T3">sudo ufw allow from 15.15.15.0/24</text:span></text:p>
      <text:list xml:id="list195950426942903" text:continue-numbering="true" text:style-name="WWNum1">
        <text:list-item>
          <text:list>
            <text:list-item>
              <text:p text:style-name="P13"><text:bookmark text:name="_9nkfinpeg7nx"/><text:span text:style-name="T8">Настройка авто входа c DМ</text:span></text:p>
            </text:list-item>
          </text:list>
        </text:list-item>
      </text:list>
      <text:p text:style-name="P6">Если есть необходимость можно включить авто вход в систему.</text:p>
      <text:p text:style-name="P6"><text:span text:style-name="T3">sudo nano /etc/lxdm/lxdm.conf</text:span></text:p>
      <text:p text:style-name="P7"/>
      <text:p text:style-name="P6">Находим строчку <text:span text:style-name="T9">#autologin= </text:span></text:p>
      <text:p text:style-name="P6">Раскомментируем его убрав # и после = пишем ваш логин в системе</text:p>
      <text:list xml:id="list195949503227479" text:continue-numbering="true" text:style-name="WWNum1">
        <text:list-item>
          <text:list>
            <text:list-item>
              <text:p text:style-name="P13"><text:bookmark text:name="_li88kqjfy0kk"/><text:span text:style-name="T8">Настройка авто входа без DМ</text:span></text:p>
            </text:list-item>
          </text:list>
        </text:list-item>
      </text:list>
      <text:p text:style-name="P6">Ставим пакет xorg-xinit</text:p>
      <text:p text:style-name="P6"><text:span text:style-name="T3">sudo pacman -S xorg-xinit</text:span></text:p>
      <text:p text:style-name="P6"/>
      <text:p text:style-name="P6">Копируем файл .xserverrc в каталог пользователя</text:p>
      <text:p text:style-name="P6"><text:span text:style-name="T3">cp /etc/X11/xinit/xserverrc ~/.xserverrc</text:span></text:p>
      <text:p text:style-name="P6"/>
      <text:p text:style-name="P6">Создаем в домашнем каталоге файл .xinitrc с заданным текстом</text:p>
      <text:p text:style-name="P6"/>
      <text:p text:style-name="P6">Открываем</text:p>
      <text:p text:style-name="P6"><text:span text:style-name="T3">sudo nano ~/.xinitrc</text:span></text:p>
      <text:p text:style-name="P6"><text:soft-page-break/></text:p>
      <text:p text:style-name="P6">Вставляем</text:p>
      <text:p text:style-name="P6"/>
      <text:p text:style-name="P6"><text:span text:style-name="T3">#!/bin/sh</text:span></text:p>
      <text:p text:style-name="P6"><text:span text:style-name="T3"># Xfce передаётся по умолчанию</text:span></text:p>
      <text:p text:style-name="P7"/>
      <text:p text:style-name="P6"><text:span text:style-name="T3">if [ -f $HOME/.Xresources ]; then</text:span></text:p>
      <text:p text:style-name="P6"><text:span text:style-name="T3"><text:tab/>xrdb -merge $HOME/.Xresources</text:span></text:p>
      <text:p text:style-name="P6"><text:span text:style-name="T3">fi</text:span></text:p>
      <text:p text:style-name="P7"/>
      <text:p text:style-name="P6"><text:span text:style-name="T3">#session=${1:-openbox}</text:span></text:p>
      <text:p text:style-name="P6"><text:span text:style-name="T3">session=${1:-xfce}</text:span></text:p>
      <text:p text:style-name="P7"/>
      <text:p text:style-name="P6"><text:span text:style-name="T3">case $session in</text:span></text:p>
      <text:p text:style-name="P6"><text:span text:style-name="T3">awesome ) exec awesome;;</text:span></text:p>
      <text:p text:style-name="P6"><text:span text:style-name="T3">bspwm ) exec bspwm;;</text:span></text:p>
      <text:p text:style-name="P6"><text:span text:style-name="T3">catwm ) exec catwm;;</text:span></text:p>
      <text:p text:style-name="P6"><text:span text:style-name="T3">cinnamon ) exec cinnamon-session;;</text:span></text:p>
      <text:p text:style-name="P6"><text:span text:style-name="T3">dwm ) exec dwm;;</text:span></text:p>
      <text:p text:style-name="P6"><text:span text:style-name="T3">enlightenment ) exec enlightenment_start;;</text:span></text:p>
      <text:p text:style-name="P6"><text:span text:style-name="T3">ede ) exec startede;;</text:span></text:p>
      <text:p text:style-name="P6"><text:soft-page-break/><text:span text:style-name="T3">evilwm ) exec evilwm;;</text:span></text:p>
      <text:p text:style-name="P6"><text:span text:style-name="T3">fluxbox ) exec startfluxbox;;</text:span></text:p>
      <text:p text:style-name="P6"><text:span text:style-name="T3">gnome ) exec gnome-session;;</text:span></text:p>
      <text:p text:style-name="P6"><text:span text:style-name="T3">gnome-classic ) exec gnome-session --session=gnome-classic;;</text:span></text:p>
      <text:p text:style-name="P6"><text:span text:style-name="T3">i3 ) exec i3;;</text:span></text:p>
      <text:p text:style-name="P6"><text:span text:style-name="T3">icewm ) exec icewm-session;;</text:span></text:p>
      <text:p text:style-name="P6"><text:span text:style-name="T3">jwm ) exec jwm;;</text:span></text:p>
      <text:p text:style-name="P6"><text:span text:style-name="T3">kde ) exec startkde;;</text:span></text:p>
      <text:p text:style-name="P6"><text:span text:style-name="T3">mate ) exec mate-session;;</text:span></text:p>
      <text:p text:style-name="P6"><text:span text:style-name="T3">monster ) exec monsterwm;;</text:span></text:p>
      <text:p text:style-name="P6"><text:span text:style-name="T3">notion ) exec notion;;</text:span></text:p>
      <text:p text:style-name="P6"><text:span text:style-name="T3">openbox ) exec openbox;;</text:span></text:p>
      <text:p text:style-name="P6"><text:span text:style-name="T3">openbox ) exec openbox-session;;</text:span></text:p>
      <text:p text:style-name="P6"><text:span text:style-name="T3">lxde ) exec startlxde;;</text:span></text:p>
      <text:p text:style-name="P6"><text:span text:style-name="T3">swm ) exec swm;;</text:span></text:p>
      <text:p text:style-name="P6"><text:span text:style-name="T3">unity ) exec unity;;</text:span></text:p>
      <text:p text:style-name="P6"><text:span text:style-name="T3">xfce ) exec startxfce4;;</text:span></text:p>
      <text:p text:style-name="P6"><text:span text:style-name="T3">xmonad ) exec xmonad;;</text:span></text:p>
      <text:p text:style-name="P6"><text:span text:style-name="T3"># No known session, try to run it as command</text:span></text:p>
      <text:p text:style-name="P6"><text:span text:style-name="T3">*) exec $1;;</text:span></text:p>
      <text:p text:style-name="P6"><text:span text:style-name="T3">esac</text:span></text:p>
      <text:p text:style-name="P6"><text:soft-page-break/></text:p>
      <text:p text:style-name="P6">Открываем</text:p>
      <text:p text:style-name="P6"><text:span text:style-name="T3">sudo nano ~/.bashrc</text:span></text:p>
      <text:p text:style-name="P6"/>
      <text:p text:style-name="P6">Вставляем</text:p>
      <text:p text:style-name="P6"/>
      <text:p text:style-name="P6"><text:span text:style-name="T3">#</text:span></text:p>
      <text:p text:style-name="P6"><text:span text:style-name="T3"># ~/.bashrc</text:span></text:p>
      <text:p text:style-name="P6"><text:span text:style-name="T3">#</text:span></text:p>
      <text:p text:style-name="P7"/>
      <text:p text:style-name="P7"/>
      <text:p text:style-name="P6"><text:span text:style-name="T3">if [[ ! $DISPLAY &amp;&amp; $XDG_VTNR -eq 1 ]]; then</text:span></text:p>
      <text:p text:style-name="P6"><text:span text:style-name="T3">exec startx</text:span></text:p>
      <text:p text:style-name="P6"><text:span text:style-name="T3">fi</text:span></text:p>
      <text:p text:style-name="P7"/>
      <text:p text:style-name="P6"><text:span text:style-name="T3"># If not running interactively, don't do anything</text:span></text:p>
      <text:p text:style-name="P6"><text:span text:style-name="T3">[[ $- != *i* ]] &amp;&amp; return</text:span></text:p>
      <text:p text:style-name="P7"/>
      <text:p text:style-name="P6"><text:span text:style-name="T3">alias ls='ls --color=auto'</text:span></text:p>
      <text:p text:style-name="P6"><text:span text:style-name="T3">PS1='[\u@\h \W]\$ '</text:span></text:p>
      <text:p text:style-name="P6"><text:span text:style-name="T3">alias tb="nc termbin.com 9999"</text:span></text:p>
      <text:p text:style-name="P7"><text:soft-page-break/></text:p>
      <text:p text:style-name="P6"><text:span text:style-name="T3">alias up="sudo reflector --verbose <text:s/>-l 5 -p https --sort rate --save /etc/pacman.d/mirrorlist &amp;&amp; sudo pacman -Syyu &amp;&amp; <text:s/>yay -Syu --noconfirm &amp;&amp; sudo pacman -Rsn $(pacman -Qdtq)"</text:span></text:p>
      <text:p text:style-name="P6"/>
      <text:p text:style-name="P6">Вводим команду:</text:p>
      <text:p text:style-name="P6"><text:span text:style-name="T3">sudo systemctl edit getty@tty1</text:span></text:p>
      <text:p text:style-name="P7"/>
      <text:p text:style-name="P6">Вставляем текст:</text:p>
      <text:p text:style-name="P6"><text:span text:style-name="T3">[Service]</text:span></text:p>
      <text:p text:style-name="P6"><text:span text:style-name="T3">ExecStart=</text:span></text:p>
      <text:p text:style-name="P6"><text:span text:style-name="T3">ExecStart=-/usr/bin/agetty --autologin Username --noclear %I $TERM</text:span></text:p>
      <text:p text:style-name="P6"/>
      <text:p text:style-name="P6">Вместо Username пишем свой логин</text:p>
      <text:p text:style-name="P8"/>
      <text:p text:style-name="P6">Отключаем DM (в моем примере это lxdm, у вас может быть свой DM)</text:p>
      <text:p text:style-name="P6"><text:span text:style-name="T3">sudo systemctl disable lxdm</text:span></text:p>
      <text:p text:style-name="P6"/>
      <text:p text:style-name="P6">Перезагружаемся, если все работает, то удаляем DM</text:p>
      <text:p text:style-name="P6"><text:span text:style-name="T3">sudo pacman -R lxdm</text:span></text:p>
      <text:p text:style-name="P7"/>
      <text:p text:style-name="P6">Внимание: Еcли у вас не запускается dbus (есть ошибки) то в ~/.xinitrc добавляем следующий блок перед строкой запуска окружения (например перед exec startkde):</text:p>
      <text:p text:style-name="P6"><text:span text:style-name="T3"># Dbus fix<text:line-break/>if [ -z "$DBUS_SESSION_BUS_ADDRESS" ]; then<text:line-break/> <text:s text:c="3"/>eval "$(dbus-launch --sh-syntax --exit-with-session)"<text:line-break/>fi</text:span></text:p>
      <text:p text:style-name="P8"><text:soft-page-break/></text:p>
      <text:p text:style-name="P6">Источник <text:a xlink:type="simple" xlink:href="https://vk.cc/8g9T5s" text:style-name="ListLabel_20_11" text:visited-style-name="ListLabel_20_11"><text:span text:style-name="T5">https://vk.cc/8g9T5s</text:span></text:a> </text:p>
      <text:p text:style-name="P6">См. видео <text:a xlink:type="simple" xlink:href="https://www.youtube.com/watch?v=s-Kjh6s0Is4" text:style-name="ListLabel_20_11" text:visited-style-name="ListLabel_20_11"><text:span text:style-name="T5">https://www.youtube.com/watch?v=s-Kjh6s0Is4</text:span></text:a> </text:p>
      <text:list xml:id="list195948975183697" text:continue-numbering="true" text:style-name="WWNum1">
        <text:list-item>
          <text:list>
            <text:list-item>
              <text:p text:style-name="P13"><text:bookmark text:name="_rcvlk3l0x9ud"/><text:span text:style-name="T8">Делаем BackUp системы</text:span></text:p>
            </text:list-item>
          </text:list>
        </text:list-item>
      </text:list>
      <text:p text:style-name="P1">Программа для BackUp - TimeShift (Если установка с ошибкой см. <text:a xlink:type="simple" xlink:href="https://vk.cc/6JjPS4" text:style-name="ListLabel_20_11" text:visited-style-name="ListLabel_20_11"><text:span text:style-name="T5">https://vk.cc/6JjPS4</text:span></text:a> )</text:p>
      <text:p text:style-name="P1"><text:span text:style-name="T3">yay -S timeshift</text:span></text:p>
      <text:p text:style-name="P1"/>
      <text:p text:style-name="P1"><text:span text:style-name="T3">Видео по BackUp:</text:span></text:p>
      <text:p text:style-name="P1">Восстановление системы Linux <text:a xlink:type="simple" xlink:href="https://www.youtube.com/watch?v=GlwHLnVRSBQ" text:style-name="ListLabel_20_11" text:visited-style-name="ListLabel_20_11"><text:span text:style-name="T5">https://www.youtube.com/watch?v=GlwHLnVRSBQ</text:span></text:a> </text:p>
      <text:p text:style-name="P1">Как восстановить образ, когда система умерла <text:a xlink:type="simple" xlink:href="https://www.youtube.com/watch?v=SU8YdmCPrBQ" text:style-name="ListLabel_20_11" text:visited-style-name="ListLabel_20_11"><text:span text:style-name="T5">https://www.youtube.com/watch?v=SU8YdmCPrBQ</text:span></text:a> </text:p>
      <text:p text:style-name="P1">Самая частая ошибка пользователей Arch Linux <text:a xlink:type="simple" xlink:href="https://www.youtube.com/watch?v=3UnRTAB0uLA" text:style-name="ListLabel_20_11" text:visited-style-name="ListLabel_20_11"><text:span text:style-name="T5">https://www.youtube.com/watch?v=3UnRTAB0uLA</text:span></text:a> </text:p>
      <text:p text:style-name="P1"/>
      <text:p text:style-name="P1">Удобрый и быстрый BackUp для файловой системы BTRFS см. <text:a xlink:type="simple" xlink:href="https://vk.cc/88ygxM" text:style-name="ListLabel_20_11" text:visited-style-name="ListLabel_20_11"><text:span text:style-name="T5">https://vk.cc/88ygxM</text:span></text:a> </text:p>
      <text:p text:style-name="P1"/>
      <text:list xml:id="list195949593340574" text:continue-numbering="true" text:style-name="WWNum1">
        <text:list-item>
          <text:list>
            <text:list-item>
              <text:p text:style-name="P13"><text:bookmark text:name="_r4m2nmpd2iqn"/><text:span text:style-name="T8">Убираем меню граб для выбора системы</text:span></text:p>
            </text:list-item>
          </text:list>
        </text:list-item>
      </text:list>
      <text:p text:style-name="P8">Если у вас нет второй системы, как у меня, то вы можете ускорить загрузку системы и удрать это граб меню. Делается это следующим образом.</text:p>
      <text:p text:style-name="P1"><text:span text:style-name="T3">sudo nano /etc/default/grub </text:span></text:p>
      <text:p text:style-name="P4"/>
      <text:p text:style-name="P1"><text:span text:style-name="T3">GRUB_TIMEOUT=5 </text:span>меняем на <text:span text:style-name="T3">GRUB_TIMEOUT=0</text:span></text:p>
      <text:p text:style-name="P16"><text:bookmark text:name="_okvoxtn1kilf"/><text:span text:style-name="T12">#Обновляем grub.cfg</text:span></text:p>
      <text:p text:style-name="P1"><text:span text:style-name="T3">sudo grub-mkconfig -o /boot/grub/grub.cfg</text:span></text:p>
      <text:p text:style-name="P4"><text:soft-page-break/></text:p>
      <text:list xml:id="list195950227514892" text:continue-numbering="true" text:style-name="WWNum1">
        <text:list-item>
          <text:list>
            <text:list-item>
              <text:p text:style-name="P13"><text:bookmark text:name="_bxfnuv56a8sa"/><text:span text:style-name="T8">Обновление системы</text:span></text:p>
            </text:list-item>
          </text:list>
        </text:list-item>
      </text:list>
      <text:p text:style-name="P1">Обновление всей системы (самого ядра, окружения рабочего стола, программ из pacman и из AUR) производится одной командой:</text:p>
      <text:p text:style-name="P1"><text:span text:style-name="T3">yay -Syu</text:span></text:p>
      <text:p text:style-name="P4"/>
      <text:p text:style-name="P1">Альтернативная команда для обновления и очистки системы</text:p>
      <text:p text:style-name="P1"><text:span text:style-name="T3">yay -Syu &amp;&amp; sudo pacman -Scc &amp;&amp; sudo pacman -Rsn $(pacman -Qdtq) &amp;&amp; sudo rm -rf ~/.cache/thumbnails/*</text:span></text:p>
      <text:p text:style-name="P1"/>
      <text:p text:style-name="P1">Пояснения:</text:p>
      <text:p text:style-name="P1"><text:span text:style-name="T3">yay -Syu </text:span>- обновляет ядро, программы в pacman и в aur</text:p>
      <text:p text:style-name="P1"><text:span text:style-name="T3">sudo pacman -Scc</text:span> - очищает кеш пакетов, высвобождая место на диске</text:p>
      <text:p text:style-name="P1"><text:span text:style-name="T3">sudo pacman -Rsn $(pacman -Qdtq)</text:span> - удаляет пакеты-сироты (которые не используются ни одной программой)</text:p>
      <text:p text:style-name="P1"><text:span text:style-name="T3">sudo rm -rf ~/.cache/thumbnails/*</text:span> - удаляет миниатюры фото, которые накапливаются в системе.</text:p>
      <text:p text:style-name="P1"/>
      <text:p text:style-name="P1">Обновление системы вместе с проверкой зеркал (должен стоять рефлектор)</text:p>
      <text:p text:style-name="P1"><text:span text:style-name="T3">sudo reflector --verbose <text:s/>-l 5 -p https --sort rate --save /etc/pacman.d/mirrorlist &amp;&amp; sudo pacman -Syyu &amp;&amp; <text:s/>yay -Syu --noconfirm &amp;&amp; sudo pacman -Rsn $(pacman -Qdtq)</text:span></text:p>
      <text:p text:style-name="P1"/>
      <text:p text:style-name="P6"/>
      <text:list xml:id="list195949568522444" text:continue-numbering="true" text:style-name="WWNum1">
        <text:list-item>
          <text:list>
            <text:list-item>
              <text:p text:style-name="P13"><text:bookmark text:name="_uqzfpkcwnmvl"/><text:span text:style-name="T8">Cтавим conky</text:span></text:p>
            </text:list-item>
          </text:list>
        </text:list-item>
      </text:list>
      <text:p text:style-name="P1"><text:span text:style-name="T3">sudo pacman -S conky conky-manager</text:span></text:p>
      <text:p text:style-name="P4"/>
      <text:p text:style-name="P1"><text:soft-page-break/>Конфиги можно скачать в группе и добавить свои <text:a xlink:type="simple" xlink:href="https://vk.cc/89e28X" text:style-name="ListLabel_20_11" text:visited-style-name="ListLabel_20_11"><text:span text:style-name="T5">https://vk.cc/89e28X</text:span></text:a> </text:p>
      <text:list xml:id="list195950438761588" text:continue-numbering="true" text:style-name="WWNum1">
        <text:list-item>
          <text:list>
            <text:list-item>
              <text:p text:style-name="P13"><text:bookmark text:name="_lxhjwl39dh7o"/><text:span text:style-name="T8">Ставим курсор по умолчанию</text:span></text:p>
            </text:list-item>
          </text:list>
        </text:list-item>
      </text:list>
      <text:p text:style-name="P8"><text:span text:style-name="T3">sudo nano /usr/share/icons/default/index.theme</text:span></text:p>
      <text:p text:style-name="P8">Меняем тему по курсора на нужную, например <text:s/><text:span text:style-name="T3">Breeze</text:span> <text:span text:style-name="T3">Obsidian</text:span></text:p>
      <text:p text:style-name="P1"/>
      <text:p text:style-name="P3"/>
      <text:p text:style-name="P3">---------------------------------------------------------------</text:p>
      <text:p text:style-name="P3">Дополнительные видео уроки по Arch Linux </text:p>
      <text:p text:style-name="P3">►► <text:a xlink:type="simple" xlink:href="https://vk.cc/7S7S7h" text:style-name="ListLabel_20_11" text:visited-style-name="ListLabel_20_11"><text:span text:style-name="T5">https://vk.cc/7S7S7h</text:span></text:a> ◄◄</text:p>
      <text:p text:style-name="P3">---------------------------------------------------------------</text:p>
      <text:p text:style-name="P2"/>
      <text:p text:style-name="P2">##############################################</text:p>
      <text:p text:style-name="P2"><text:span text:style-name="T3">ЕСТЬ ВОПРОСЫ? </text:span></text:p>
      <text:p text:style-name="P2"><text:span text:style-name="T3">ПОДПИШИСЬ НА РАССЫЛКИ </text:span><text:a xlink:type="simple" xlink:href="https://vk.cc/83lAm3" text:style-name="ListLabel_20_10" text:visited-style-name="ListLabel_20_10"><text:span text:style-name="T4">https://vk.cc/83lAm3</text:span></text:a></text:p>
      <text:p text:style-name="P2"><text:span text:style-name="T3">ВСТУПИ В ГРУППУ </text:span><text:a xlink:type="simple" xlink:href="https://vk.com/arch4u" text:style-name="ListLabel_20_10" text:visited-style-name="ListLabel_20_10"><text:span text:style-name="T4">https://vk.com/arch4u</text:span></text:a><text:span text:style-name="T3"> </text:span></text:p>
      <text:p text:style-name="P2"><text:span text:style-name="T3">ЛИНУКС ЧАТ В ТЕЛЕГРАМ </text:span><text:a xlink:type="simple" xlink:href="https://t.me/linux4at" text:style-name="ListLabel_20_10" text:visited-style-name="ListLabel_20_10"><text:span text:style-name="T4">https://t.me/linux4at</text:span></text:a><text:span text:style-name="T3"> </text:span></text:p>
      <text:p text:style-name="P2">##############################################</text:p>
      <text:p text:style-name="P1">Все решенные проблемы смотрите тут <text:a xlink:type="simple" xlink:href="https://vk.cc/5RCfPo" text:style-name="ListLabel_20_11" text:visited-style-name="ListLabel_20_11"><text:span text:style-name="T5">https://vk.cc/5RCfPo</text:span></text:a> </text:p>
      <text:p text:style-name="P1">Вопросы, проблемы кидайте на стену группы.</text:p>
      <text:p text:style-name="P1"/>
      <text:p text:style-name="P1">Автор чек листа Бойко Алексей</text:p>
      <text:p text:style-name="P1"><text:soft-page-break/><text:a xlink:type="simple" xlink:href="https://vk.com/arch4u" text:style-name="ListLabel_20_11" text:visited-style-name="ListLabel_20_11"><text:span text:style-name="T5">https://vk.com/arch4u</text:span></text:a> - Моя группа по Arch Linux</text:p>
      <text:p text:style-name="P1"><text:a xlink:type="simple" xlink:href="https://vk.com/linux4u" text:style-name="ListLabel_20_11" text:visited-style-name="ListLabel_20_11"><text:span text:style-name="T5">https://vk.com/linux4u</text:span></text:a> - Моя группа по Linux</text:p>
      <text:p text:style-name="P1"><text:a xlink:type="simple" xlink:href="https://www.youtube.com/arch4u" text:style-name="ListLabel_20_11" text:visited-style-name="ListLabel_20_11"><text:span text:style-name="T5">https://www.youtube.com/arch4u</text:span></text:a> - канал на YouTube</text:p>
      <text:p text:style-name="P1">Ответьте на небольшой опрос по Linux <text:a xlink:type="simple" xlink:href="https://vk.com/away.php?to=https%3A%2F%2Fvk.cc%2F5YF81r&amp;post=-129498031_988" text:style-name="ListLabel_20_11" text:visited-style-name="ListLabel_20_11"><text:span text:style-name="T5">https://vk.cc/5YF81r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24pt" style:text-underline-style="none" fo:font-weight="bold"/>
    </style:style>
    <style:style style:name="ListLabel_20_2" style:display-name="ListLabel 2" style:family="text">
      <style:text-properties fo:font-size="18pt" style:text-underline-style="none" fo:font-weight="bold"/>
    </style:style>
    <style:style style:name="ListLabel_20_3" style:display-name="ListLabel 3" style:family="text">
      <style:text-properties fo:font-size="18pt"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style:style style:name="ListLabel_20_12" style:display-name="ListLabel 12" style:family="text"/>
    <style:style style:name="ListLabel_20_13" style:display-name="ListLabel 13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 fo:padding="0in" fo:border="non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© 2016-2020 Автор чеклиста Бойко Алексей </text:span><text:a xlink:type="simple" xlink:href="https://ordanax.github.io" text:style-name="ListLabel_20_13" text:visited-style-name="ListLabel_20_13"><text:span text:style-name="MT2">https://ordanax.github.io</text:span></text:a><text:span text:style-name="MT1"> <text:s/>Канал на YouTube </text:span><text:a xlink:type="simple" xlink:href="https://www.youtube.com/arch4u" text:style-name="ListLabel_20_13" text:visited-style-name="ListLabel_20_13"><text:span text:style-name="MT2">https://www.youtube.com/arch4u</text:span></text:a><text:span text:style-name="MT1"> </text:span></text:p>
        <text:p text:style-name="MP1"><text:span text:style-name="MT1">Группа Вконтакте “Arch Linux” </text:span><text:a xlink:type="simple" xlink:href="https://vk.com/arch4u" text:style-name="ListLabel_20_13" text:visited-style-name="ListLabel_20_13"><text:span text:style-name="MT2">https://vk.com/arch4u</text:span></text:a><text:span text:style-name="MT1"> Все о Linux Mint | Debian | Ubuntu </text:span><text:a xlink:type="simple" xlink:href="https://vk.com/linux4u" text:style-name="ListLabel_20_13" text:visited-style-name="ListLabel_20_13"><text:span text:style-name="MT2">https://vk.com/linux4u</text:span></text:a></text:p>
        <text:p text:style-name="MP1"><text:span text:style-name="MT1">Линукс чат в телеграм </text:span><text:a xlink:type="simple" xlink:href="https://t.me/linux4at" text:style-name="ListLabel_20_13" text:visited-style-name="ListLabel_20_13"><text:span text:style-name="MT2">https://t.me/linux4at</text:span></text:a><text:span text:style-name="MT1"> </text:span></text:p>
        <text:p text:style-name="MP1"><text:span text:style-name="MT1">При копировании материала ссылка на этот чек лист обязательна.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5" meta:paragraph-count="532" meta:word-count="2885" meta:character-count="22198" meta:non-whitespace-character-count="19792"/>
    <meta:generator>LibreOfficeDev/6.0.5.2$Linux_X86_64 LibreOffice_project/</meta:generator>
  </office:meta>
</office:document-meta>
</file>